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appiiiii@Veronica:~$ ll</text:p>
      <text:p text:style-name="Standard">total 132</text:p>
      <text:p text:style-name="Standard">drwxr-xr-x 25 happiiiii happiiiii 4096 Dec <text:s/>3 19:47 ./</text:p>
      <text:p text:style-name="Standard">drwxr-xr-x <text:s/>4 root <text:s text:c="5"/>root <text:s text:c="5"/>4096 Nov 29 13:13 ../</text:p>
      <text:p text:style-name="Standard">drwxr-xr-x <text:s/>3 happiiiii happiiiii 4096 Dec <text:s/>2 11:50 .3T/</text:p>
      <text:p text:style-name="Standard">-rw------- <text:s/>1 happiiiii happiiiii 4564 Dec <text:s/>3 17:39 .bash_history</text:p>
      <text:p text:style-name="Standard">-rw-r--r-- <text:s/>1 happiiiii happiiiii <text:s/>220 Nov 29 13:13 .bash_logout</text:p>
      <text:p text:style-name="Standard">-rw-r--r-- <text:s/>1 happiiiii happiiiii 3771 Nov 29 13:13 .bashrc</text:p>
      <text:p text:style-name="Standard">drwx------ 21 happiiiii happiiiii 4096 Dec <text:s/>3 17:19 .cache/</text:p>
      <text:p text:style-name="Standard">drwx------ 24 happiiiii happiiiii 4096 Dec <text:s/>3 16:30 .config/</text:p>
      <text:p text:style-name="Standard">-rw------- <text:s/>1 happiiiii happiiiii <text:s text:c="3"/>0 Dec <text:s/>3 19:47 .dbshell</text:p>
      <text:p text:style-name="Standard">drwxr-xr-x <text:s/>2 happiiiii happiiiii 4096 Nov 29 18:53 Desktop/</text:p>
      <text:p text:style-name="Standard">drwxr-xr-x <text:s/>5 happiiiii happiiiii 4096 Dec <text:s/>3 17:47 Documents/</text:p>
      <text:p text:style-name="Standard">drwxr-xr-x <text:s/>2 happiiiii happiiiii 4096 Dec <text:s/>3 19:47 Downloads/</text:p>
      <text:p text:style-name="Standard">drwxr-xr-x <text:s/>4 happiiiii happiiiii 4096 Dec <text:s/>3 19:47 dump/</text:p>
      <text:p text:style-name="Standard">drwx------ <text:s/>3 happiiiii happiiiii 4096 Nov 29 13:27 .gnupg/</text:p>
      <text:p text:style-name="Standard">drwxr-xr-x <text:s/>3 happiiiii happiiiii 4096 Nov 29 16:06 .icons/</text:p>
      <text:p text:style-name="Standard">drwx------ <text:s/>6 happiiiii happiiiii 4096 Dec <text:s/>2 18:17 .local/</text:p>
      <text:p text:style-name="Standard">-rw------- <text:s/>1 happiiiii happiiiii <text:s text:c="3"/>0 Dec <text:s/>3 19:47 .mongorc.js</text:p>
      <text:p text:style-name="Standard">drwx------ <text:s/>5 happiiiii happiiiii 4096 Nov 29 14:42 .mozilla/</text:p>
      <text:p text:style-name="Standard">drwxr-xr-x <text:s/>2 happiiiii happiiiii 4096 Nov 29 18:53 Music/</text:p>
      <text:p text:style-name="Standard">drwxr-xr-x <text:s/>6 happiiiii happiiiii 4096 Dec <text:s/>3 19:16 .npm/</text:p>
      <text:p text:style-name="Standard">drwxr-xr-x <text:s/>3 happiiiii happiiiii 4096 Nov 29 15:48 Pictures/</text:p>
      <text:p text:style-name="Standard">drwx------ <text:s/>3 happiiiii happiiiii 4096 Nov 29 13:50 .pki/</text:p>
      <text:p text:style-name="Standard">-rw-r--r-- <text:s/>1 happiiiii happiiiii <text:s/>807 Nov 29 13:13 .profile</text:p>
      <text:p text:style-name="Standard">drwxr-xr-x <text:s/>2 happiiiii happiiiii 4096 Nov 29 18:53 Public/</text:p>
      <text:p text:style-name="Standard">drwxr-xr-x <text:s/>2 happiiiii happiiiii 4096 Dec <text:s/>3 18:18 .pylint.d/</text:p>
      <text:p text:style-name="Standard">-rw------- <text:s/>1 happiiiii happiiiii <text:s/>181 Dec <text:s/>2 20:13 .python_history</text:p>
      <text:p text:style-name="Standard">drwxr-xr-x <text:s/>5 happiiiii happiiiii 4096 Dec <text:s/>2 14:12 snap/</text:p>
      <text:p text:style-name="Standard">drwx------ <text:s/>2 happiiiii happiiiii 4096 Nov 29 13:27 .ssh/</text:p>
      <text:p text:style-name="Standard">-rw-r--r-- <text:s/>1 happiiiii happiiiii <text:s text:c="3"/>0 Nov 29 13:27 .sudo_as_admin_successful</text:p>
      <text:p text:style-name="Standard">drwxr-xr-x <text:s/>2 happiiiii happiiiii 4096 Nov 29 18:53 Templates/</text:p>
      <text:p text:style-name="Standard">drwxr-xr-x <text:s/>3 happiiiii happiiiii 4096 Nov 29 16:05 .themes/</text:p>
      <text:p text:style-name="Standard">-rw-r--r-- <text:s/>1 happiiiii happiiiii 4984 Dec <text:s/>3 16:31 .v8flags.7.8.279.17-node.14.3bd18ed5c1384b690ea5c36c67bf518c.json</text:p>
      <text:p text:style-name="Standard">drwxr-xr-x <text:s/>2 happiiiii happiiiii 4096 Nov 29 18:53 Videos/</text:p>
      <text:p text:style-name="Standard">drwxr-xr-x <text:s/>3 happiiiii happiiiii 4096 Nov 29 13:49 .vscode/</text:p>
      <text:p text:style-name="Standard">happiiiii@Veronica:~$ cd Downloads</text:p>
      <text:p text:style-name="Standard">happiiiii@Veronica:~/Downloads$ ll</text:p>
      <text:p text:style-name="Standard">total 1524</text:p>
      <text:p text:style-name="Standard">drwxr-xr-x <text:s/>2 happiiiii happiiiii <text:s text:c="3"/>4096 Dec <text:s/>3 19:47 ./</text:p>
      <text:p text:style-name="Standard">drwxr-xr-x 25 happiiiii happiiiii <text:s text:c="3"/>4096 Dec <text:s/>3 19:47 ../</text:p>
      <text:p text:style-name="Standard">-rw-r--r-- <text:s/>1 happiiiii happiiiii 1549897 Dec <text:s/>3 17:25 semantic.zip</text:p>
      <text:p text:style-name="Standard">happiiiii@Veronica:~/Downloads$ mv semantic.zip ~/Documents/</text:p>
      <text:p text:style-name="Standard">python/ <text:s text:c="9"/>react/ <text:s text:c="10"/>sheet1.xlsx <text:s text:c="5"/>sheet2.xlsx <text:s text:c="5"/>Untitled 2.xlsx <text:s/>vklab/ <text:s text:c="10"/></text:p>
      <text:p text:style-name="Standard">happiiiii@Veronica:~/Downloads$ mv semantic.zip ~/Documents/vklab/</text:p>
      <text:p text:style-name="Standard">auditpro-api/ auditpro-web/ .vscode/ <text:s text:c="5"/></text:p>
      <text:p text:style-name="Standard">happiiiii@Veronica:~/Downloads$ mv semantic.zip ~/Documents/vklab/auditpro-web/</text:p>
      <text:p text:style-name="Standard">happiiiii@Veronica:~/Downloads$ cd ~/Documents/vklab/auditpro-web/</text:p>
      <text:p text:style-name="Standard">happiiiii@Veronica:~/Documents/vklab/auditpro-web$ ll</text:p>
      <text:p text:style-name="Standard">total 2192</text:p>
      <text:p text:style-name="Standard">drwxr-xr-x <text:s text:c="3"/>8 happiiiii happiiiii <text:s text:c="3"/>4096 Dec <text:s/>3 19:49 ./</text:p>
      <text:p text:style-name="Standard"><text:soft-page-break/>drwxr-xr-x <text:s text:c="3"/>5 happiiiii happiiiii <text:s text:c="3"/>4096 Dec <text:s/>3 18:16 ../</text:p>
      <text:p text:style-name="Standard">-rw-r--r-- <text:s text:c="3"/>1 happiiiii happiiiii <text:s text:c="4"/>118 Dec <text:s/>3 16:29 .babelrc</text:p>
      <text:p text:style-name="Standard">drwxr-xr-x <text:s text:c="3"/>8 happiiiii happiiiii <text:s text:c="3"/>4096 Dec <text:s/>3 16:29 .git/</text:p>
      <text:p text:style-name="Standard">-rw-r--r-- <text:s text:c="3"/>1 happiiiii happiiiii <text:s text:c="4"/>270 Dec <text:s/>3 16:29 .gitignore</text:p>
      <text:p text:style-name="Standard">drwxr-xr-x 1100 happiiiii happiiiii <text:s text:c="2"/>45056 Dec <text:s/>3 19:16 node_modules/</text:p>
      <text:p text:style-name="Standard">-rw-r--r-- <text:s text:c="3"/>1 happiiiii happiiiii <text:s text:c="3"/>1964 Dec <text:s/>3 19:15 package.json</text:p>
      <text:p text:style-name="Standard">-rw-r--r-- <text:s text:c="3"/>1 happiiiii happiiiii <text:s/>586084 Dec <text:s/>3 19:15 package-lock.json</text:p>
      <text:p text:style-name="Standard">drwxr-xr-x <text:s text:c="3"/>3 happiiiii happiiiii <text:s text:c="3"/>4096 Dec <text:s/>3 16:29 public/</text:p>
      <text:p text:style-name="Standard">-rw-r--r-- <text:s text:c="3"/>1 happiiiii happiiiii <text:s text:c="4"/>276 Dec <text:s/>3 16:29 README.md</text:p>
      <text:p text:style-name="Standard">drwxrwxr-x <text:s text:c="3"/>4 happiiiii happiiiii <text:s text:c="3"/>4096 Sep 26 22:56 semantic/</text:p>
      <text:p text:style-name="Standard">-rw-r--r-- <text:s text:c="3"/>1 happiiiii happiiiii <text:s text:c="4"/>470 Dec <text:s/>3 16:29 semantic.json</text:p>
      <text:p text:style-name="Standard">-rw-r--r-- <text:s text:c="3"/>1 happiiiii happiiiii 1549897 Dec <text:s/>3 17:25 semantic.zip</text:p>
      <text:p text:style-name="Standard">drwxr-xr-x <text:s text:c="3"/>3 happiiiii happiiiii <text:s text:c="3"/>4096 Dec <text:s/>3 16:29 src/</text:p>
      <text:p text:style-name="Standard">drwxr-xr-x <text:s text:c="3"/>2 happiiiii happiiiii <text:s text:c="3"/>4096 Dec <text:s/>3 16:29 .vscode/</text:p>
      <text:p text:style-name="Standard">-rw-r--r-- <text:s text:c="3"/>1 happiiiii happiiiii <text:s text:c="4"/>659 Dec <text:s/>3 16:29 webpack.config.dev.js</text:p>
      <text:p text:style-name="Standard">-rw-r--r-- <text:s text:c="3"/>1 happiiiii happiiiii <text:s text:c="4"/>920 Dec <text:s/>3 16:29 webpack.config.js</text:p>
      <text:p text:style-name="Standard">happiiiii@Veronica:~/Documents/vklab/auditpro-web$ rm -r semantic/</text:p>
      <text:p text:style-name="Standard">happiiiii@Veronica:~/Documents/vklab/auditpro-web$ ll</text:p>
      <text:p text:style-name="Standard">total 2188</text:p>
      <text:p text:style-name="Standard">drwxr-xr-x <text:s text:c="3"/>7 happiiiii happiiiii <text:s text:c="3"/>4096 Dec <text:s/>3 19:50 ./</text:p>
      <text:p text:style-name="Standard">drwxr-xr-x <text:s text:c="3"/>5 happiiiii happiiiii <text:s text:c="3"/>4096 Dec <text:s/>3 18:16 ../</text:p>
      <text:p text:style-name="Standard">-rw-r--r-- <text:s text:c="3"/>1 happiiiii happiiiii <text:s text:c="4"/>118 Dec <text:s/>3 16:29 .babelrc</text:p>
      <text:p text:style-name="Standard">drwxr-xr-x <text:s text:c="3"/>8 happiiiii happiiiii <text:s text:c="3"/>4096 Dec <text:s/>3 16:29 .git/</text:p>
      <text:p text:style-name="Standard">-rw-r--r-- <text:s text:c="3"/>1 happiiiii happiiiii <text:s text:c="4"/>270 Dec <text:s/>3 16:29 .gitignore</text:p>
      <text:p text:style-name="Standard">drwxr-xr-x 1100 happiiiii happiiiii <text:s text:c="2"/>45056 Dec <text:s/>3 19:16 node_modules/</text:p>
      <text:p text:style-name="Standard">-rw-r--r-- <text:s text:c="3"/>1 happiiiii happiiiii <text:s text:c="3"/>1964 Dec <text:s/>3 19:15 package.json</text:p>
      <text:p text:style-name="Standard">-rw-r--r-- <text:s text:c="3"/>1 happiiiii happiiiii <text:s/>586084 Dec <text:s/>3 19:15 package-lock.json</text:p>
      <text:p text:style-name="Standard">drwxr-xr-x <text:s text:c="3"/>3 happiiiii happiiiii <text:s text:c="3"/>4096 Dec <text:s/>3 16:29 public/</text:p>
      <text:p text:style-name="Standard">-rw-r--r-- <text:s text:c="3"/>1 happiiiii happiiiii <text:s text:c="4"/>276 Dec <text:s/>3 16:29 README.md</text:p>
      <text:p text:style-name="Standard">-rw-r--r-- <text:s text:c="3"/>1 happiiiii happiiiii <text:s text:c="4"/>470 Dec <text:s/>3 16:29 semantic.json</text:p>
      <text:p text:style-name="Standard">-rw-r--r-- <text:s text:c="3"/>1 happiiiii happiiiii 1549897 Dec <text:s/>3 17:25 semantic.zip</text:p>
      <text:p text:style-name="Standard">drwxr-xr-x <text:s text:c="3"/>3 happiiiii happiiiii <text:s text:c="3"/>4096 Dec <text:s/>3 16:29 src/</text:p>
      <text:p text:style-name="Standard">drwxr-xr-x <text:s text:c="3"/>2 happiiiii happiiiii <text:s text:c="3"/>4096 Dec <text:s/>3 16:29 .vscode/</text:p>
      <text:p text:style-name="Standard">-rw-r--r-- <text:s text:c="3"/>1 happiiiii happiiiii <text:s text:c="4"/>659 Dec <text:s/>3 16:29 webpack.config.dev.js</text:p>
      <text:p text:style-name="Standard">-rw-r--r-- <text:s text:c="3"/>1 happiiiii happiiiii <text:s text:c="4"/>920 Dec <text:s/>3 16:29 webpack.config.js</text:p>
      <text:p text:style-name="Standard">happiiiii@Veronica:~/Documents/vklab/auditpro-web$ unzip semantic.zip </text:p>
      <text:p text:style-name="Standard">Archive: <text:s/>semantic.zip</text:p>
      <text:p text:style-name="Standard"><text:s text:c="3"/>creating: semantic/</text:p>
      <text:p text:style-name="Standard"><text:s text:c="3"/>creating: semantic/src/</text:p>
      <text:p text:style-name="Standard"><text:s text:c="2"/>inflating: semantic/src/theme.config <text:s/></text:p>
      <text:p text:style-name="Standard"><text:s text:c="3"/>creating: semantic/src/site/</text:p>
      <text:p text:style-name="Standard"><text:s text:c="3"/>creating: semantic/src/site/collections/</text:p>
      <text:p text:style-name="Standard"><text:s text:c="2"/>inflating: semantic/src/site/collections/breadcrumb.overrides <text:s/></text:p>
      <text:p text:style-name="Standard"><text:s text:c="2"/>inflating: semantic/src/site/collections/message.variables <text:s/></text:p>
      <text:p text:style-name="Standard"><text:s text:c="2"/>inflating: semantic/src/site/collections/menu.variables <text:s/></text:p>
      <text:p text:style-name="Standard"><text:s text:c="2"/>inflating: semantic/src/site/collections/table.variables <text:s/></text:p>
      <text:p text:style-name="Standard"><text:s text:c="2"/>inflating: semantic/src/site/collections/form.overrides <text:s/></text:p>
      <text:p text:style-name="Standard"><text:s text:c="2"/>inflating: semantic/src/site/collections/grid.overrides <text:s/></text:p>
      <text:p text:style-name="Standard"><text:s text:c="2"/>inflating: semantic/src/site/collections/breadcrumb.variables <text:s/></text:p>
      <text:p text:style-name="Standard"><text:s text:c="2"/>inflating: semantic/src/site/collections/form.variables <text:s/></text:p>
      <text:p text:style-name="Standard"><text:s text:c="2"/>inflating: semantic/src/site/collections/table.overrides <text:s/></text:p>
      <text:p text:style-name="Standard"><text:s text:c="2"/>inflating: semantic/src/site/collections/message.overrides <text:s/></text:p>
      <text:p text:style-name="Standard"><text:soft-page-break/><text:s text:c="2"/>inflating: semantic/src/site/collections/grid.variables <text:s/></text:p>
      <text:p text:style-name="Standard"><text:s text:c="2"/>inflating: semantic/src/site/collections/menu.overrides <text:s/></text:p>
      <text:p text:style-name="Standard"><text:s text:c="3"/>creating: semantic/src/site/views/</text:p>
      <text:p text:style-name="Standard"><text:s text:c="2"/>inflating: semantic/src/site/views/statistic.variables <text:s/></text:p>
      <text:p text:style-name="Standard"><text:s text:c="2"/>inflating: semantic/src/site/views/ad.overrides <text:s/></text:p>
      <text:p text:style-name="Standard"><text:s text:c="2"/>inflating: semantic/src/site/views/ad.variables <text:s/></text:p>
      <text:p text:style-name="Standard"><text:s text:c="2"/>inflating: semantic/src/site/views/card.overrides <text:s/></text:p>
      <text:p text:style-name="Standard"><text:s text:c="2"/>inflating: semantic/src/site/views/card.variables <text:s/></text:p>
      <text:p text:style-name="Standard"><text:s text:c="2"/>inflating: semantic/src/site/views/feed.variables <text:s/></text:p>
      <text:p text:style-name="Standard"><text:s text:c="2"/>inflating: semantic/src/site/views/feed.overrides <text:s/></text:p>
      <text:p text:style-name="Standard"><text:s text:c="2"/>inflating: semantic/src/site/views/statistic.overrides <text:s/></text:p>
      <text:p text:style-name="Standard"><text:s text:c="2"/>inflating: semantic/src/site/views/item.variables <text:s/></text:p>
      <text:p text:style-name="Standard"><text:s text:c="2"/>inflating: semantic/src/site/views/comment.overrides <text:s/></text:p>
      <text:p text:style-name="Standard"><text:s text:c="2"/>inflating: semantic/src/site/views/comment.variables <text:s/></text:p>
      <text:p text:style-name="Standard"><text:s text:c="2"/>inflating: semantic/src/site/views/item.overrides <text:s/></text:p>
      <text:p text:style-name="Standard"><text:s text:c="3"/>creating: semantic/src/site/globals/</text:p>
      <text:p text:style-name="Standard"><text:s text:c="2"/>inflating: semantic/src/site/globals/site.variables <text:s/></text:p>
      <text:p text:style-name="Standard"><text:s text:c="2"/>inflating: semantic/src/site/globals/reset.variables <text:s/></text:p>
      <text:p text:style-name="Standard"><text:s text:c="2"/>inflating: semantic/src/site/globals/site.overrides <text:s/></text:p>
      <text:p text:style-name="Standard"><text:s text:c="2"/>inflating: semantic/src/site/globals/reset.overrides <text:s/></text:p>
      <text:p text:style-name="Standard"><text:s text:c="3"/>creating: semantic/src/site/elements/</text:p>
      <text:p text:style-name="Standard"><text:s text:c="2"/>inflating: semantic/src/site/elements/label.variables <text:s/></text:p>
      <text:p text:style-name="Standard"><text:s text:c="2"/>inflating: semantic/src/site/elements/button.overrides <text:s/></text:p>
      <text:p text:style-name="Standard"><text:s text:c="2"/>inflating: semantic/src/site/elements/container.overrides <text:s/></text:p>
      <text:p text:style-name="Standard"><text:s text:c="2"/>inflating: semantic/src/site/elements/loader.overrides <text:s/></text:p>
      <text:p text:style-name="Standard"><text:s text:c="2"/>inflating: semantic/src/site/elements/loader.variables <text:s/></text:p>
      <text:p text:style-name="Standard"><text:s text:c="2"/>inflating: semantic/src/site/elements/flag.overrides <text:s/></text:p>
      <text:p text:style-name="Standard"><text:s text:c="2"/>inflating: semantic/src/site/elements/label.overrides <text:s/></text:p>
      <text:p text:style-name="Standard"><text:s text:c="2"/>inflating: semantic/src/site/elements/divider.variables <text:s/></text:p>
      <text:p text:style-name="Standard"><text:s text:c="2"/>inflating: semantic/src/site/elements/input.variables <text:s/></text:p>
      <text:p text:style-name="Standard"><text:s text:c="2"/>inflating: semantic/src/site/elements/image.variables <text:s/></text:p>
      <text:p text:style-name="Standard"><text:s text:c="2"/>inflating: semantic/src/site/elements/list.variables <text:s/></text:p>
      <text:p text:style-name="Standard"><text:s text:c="2"/>inflating: semantic/src/site/elements/header.variables <text:s/></text:p>
      <text:p text:style-name="Standard"><text:s text:c="2"/>inflating: semantic/src/site/elements/image.overrides <text:s/></text:p>
      <text:p text:style-name="Standard"><text:s text:c="2"/>inflating: semantic/src/site/elements/icon.overrides <text:s/></text:p>
      <text:p text:style-name="Standard"><text:s text:c="2"/>inflating: semantic/src/site/elements/rail.variables <text:s/></text:p>
      <text:p text:style-name="Standard"><text:s text:c="2"/>inflating: semantic/src/site/elements/reveal.overrides <text:s/></text:p>
      <text:p text:style-name="Standard"><text:s text:c="2"/>inflating: semantic/src/site/elements/step.variables <text:s/></text:p>
      <text:p text:style-name="Standard"><text:s text:c="2"/>inflating: semantic/src/site/elements/step.overrides <text:s/></text:p>
      <text:p text:style-name="Standard"><text:s text:c="2"/>inflating: semantic/src/site/elements/button.variables <text:s/></text:p>
      <text:p text:style-name="Standard"><text:s text:c="2"/>inflating: semantic/src/site/elements/divider.overrides <text:s/></text:p>
      <text:p text:style-name="Standard"><text:s text:c="2"/>inflating: semantic/src/site/elements/segment.variables <text:s/></text:p>
      <text:p text:style-name="Standard"><text:s text:c="2"/>inflating: semantic/src/site/elements/header.overrides <text:s/></text:p>
      <text:p text:style-name="Standard"><text:s text:c="2"/>inflating: semantic/src/site/elements/segment.overrides <text:s/></text:p>
      <text:p text:style-name="Standard"><text:s text:c="2"/>inflating: semantic/src/site/elements/container.variables <text:s/></text:p>
      <text:p text:style-name="Standard"><text:s text:c="2"/>inflating: semantic/src/site/elements/list.overrides <text:s/></text:p>
      <text:p text:style-name="Standard"><text:s text:c="2"/>inflating: semantic/src/site/elements/rail.overrides <text:s/></text:p>
      <text:p text:style-name="Standard"><text:s text:c="2"/>inflating: semantic/src/site/elements/reveal.variables <text:s/></text:p>
      <text:p text:style-name="Standard"><text:s text:c="2"/>inflating: semantic/src/site/elements/input.overrides <text:s/></text:p>
      <text:p text:style-name="Standard"><text:s text:c="2"/>inflating: semantic/src/site/elements/icon.variables <text:s/></text:p>
      <text:p text:style-name="Standard"><text:s text:c="2"/>inflating: semantic/src/site/elements/flag.variables <text:s/></text:p>
      <text:p text:style-name="Standard"><text:s text:c="3"/>creating: semantic/src/site/modules/</text:p>
      <text:p text:style-name="Standard"><text:soft-page-break/><text:s text:c="2"/>inflating: semantic/src/site/modules/sticky.variables <text:s/></text:p>
      <text:p text:style-name="Standard"><text:s text:c="2"/>inflating: semantic/src/site/modules/dimmer.overrides <text:s/></text:p>
      <text:p text:style-name="Standard"><text:s text:c="2"/>inflating: semantic/src/site/modules/tab.overrides <text:s/></text:p>
      <text:p text:style-name="Standard"><text:s text:c="2"/>inflating: semantic/src/site/modules/accordion.variables <text:s/></text:p>
      <text:p text:style-name="Standard"><text:s text:c="2"/>inflating: semantic/src/site/modules/shape.overrides <text:s/></text:p>
      <text:p text:style-name="Standard"><text:s text:c="2"/>inflating: semantic/src/site/modules/dimmer.variables <text:s/></text:p>
      <text:p text:style-name="Standard"><text:s text:c="2"/>inflating: semantic/src/site/modules/search.variables <text:s/></text:p>
      <text:p text:style-name="Standard"><text:s text:c="2"/>inflating: semantic/src/site/modules/nag.overrides <text:s/></text:p>
      <text:p text:style-name="Standard"><text:s text:c="2"/>inflating: semantic/src/site/modules/dropdown.overrides <text:s/></text:p>
      <text:p text:style-name="Standard"><text:s/>extracting: semantic/src/site/modules/embed.variables <text:s/></text:p>
      <text:p text:style-name="Standard"><text:s text:c="2"/>inflating: semantic/src/site/modules/checkbox.variables <text:s/></text:p>
      <text:p text:style-name="Standard"><text:s text:c="2"/>inflating: semantic/src/site/modules/tab.variables <text:s/></text:p>
      <text:p text:style-name="Standard"><text:s text:c="2"/>inflating: semantic/src/site/modules/rating.overrides <text:s/></text:p>
      <text:p text:style-name="Standard"><text:s text:c="2"/>inflating: semantic/src/site/modules/dropdown.variables <text:s/></text:p>
      <text:p text:style-name="Standard"><text:s text:c="2"/>inflating: semantic/src/site/modules/accordion.overrides <text:s/></text:p>
      <text:p text:style-name="Standard"><text:s text:c="2"/>inflating: semantic/src/site/modules/modal.variables <text:s/></text:p>
      <text:p text:style-name="Standard"><text:s text:c="2"/>inflating: semantic/src/site/modules/shape.variables <text:s/></text:p>
      <text:p text:style-name="Standard"><text:s text:c="2"/>inflating: semantic/src/site/modules/progress.overrides <text:s/></text:p>
      <text:p text:style-name="Standard"><text:s text:c="2"/>inflating: semantic/src/site/modules/chatroom.variables <text:s/></text:p>
      <text:p text:style-name="Standard"><text:s text:c="2"/>inflating: semantic/src/site/modules/rating.variables <text:s/></text:p>
      <text:p text:style-name="Standard"><text:s text:c="2"/>inflating: semantic/src/site/modules/transition.overrides <text:s/></text:p>
      <text:p text:style-name="Standard"><text:s text:c="2"/>inflating: semantic/src/site/modules/embed.overrides <text:s/></text:p>
      <text:p text:style-name="Standard"><text:s text:c="2"/>inflating: semantic/src/site/modules/sticky.overrides <text:s/></text:p>
      <text:p text:style-name="Standard"><text:s text:c="2"/>inflating: semantic/src/site/modules/transition.variables <text:s/></text:p>
      <text:p text:style-name="Standard"><text:s text:c="2"/>inflating: semantic/src/site/modules/nag.variables <text:s/></text:p>
      <text:p text:style-name="Standard"><text:s text:c="2"/>inflating: semantic/src/site/modules/checkbox.overrides <text:s/></text:p>
      <text:p text:style-name="Standard"><text:s text:c="2"/>inflating: semantic/src/site/modules/popup.variables <text:s/></text:p>
      <text:p text:style-name="Standard"><text:s text:c="2"/>inflating: semantic/src/site/modules/popup.overrides <text:s/></text:p>
      <text:p text:style-name="Standard"><text:s text:c="2"/>inflating: semantic/src/site/modules/sidebar.overrides <text:s/></text:p>
      <text:p text:style-name="Standard"><text:s text:c="2"/>inflating: semantic/src/site/modules/modal.overrides <text:s/></text:p>
      <text:p text:style-name="Standard"><text:s text:c="2"/>inflating: semantic/src/site/modules/progress.variables <text:s/></text:p>
      <text:p text:style-name="Standard"><text:s text:c="2"/>inflating: semantic/src/site/modules/sidebar.variables <text:s/></text:p>
      <text:p text:style-name="Standard"><text:s text:c="2"/>inflating: semantic/src/site/modules/search.overrides <text:s/></text:p>
      <text:p text:style-name="Standard"><text:s text:c="2"/>inflating: semantic/src/site/modules/chatroom.overrides <text:s/></text:p>
      <text:p text:style-name="Standard"><text:s text:c="2"/>inflating: semantic/src/theme.less <text:s/></text:p>
      <text:p text:style-name="Standard"><text:s text:c="2"/>inflating: semantic/src/semantic.less <text:s/></text:p>
      <text:p text:style-name="Standard"><text:s text:c="3"/>creating: semantic/src/themes/</text:p>
      <text:p text:style-name="Standard"><text:s text:c="3"/>creating: semantic/src/themes/classic/</text:p>
      <text:p text:style-name="Standard"><text:s text:c="3"/>creating: semantic/src/themes/classic/collections/</text:p>
      <text:p text:style-name="Standard"><text:s text:c="2"/>inflating: semantic/src/themes/classic/collections/table.variables <text:s/></text:p>
      <text:p text:style-name="Standard"><text:s text:c="2"/>inflating: semantic/src/themes/classic/collections/table.overrides <text:s/></text:p>
      <text:p text:style-name="Standard"><text:s text:c="3"/>creating: semantic/src/themes/classic/views/</text:p>
      <text:p text:style-name="Standard"><text:s text:c="2"/>inflating: semantic/src/themes/classic/views/card.overrides <text:s/></text:p>
      <text:p text:style-name="Standard"><text:s text:c="2"/>inflating: semantic/src/themes/classic/views/card.variables <text:s/></text:p>
      <text:p text:style-name="Standard"><text:s text:c="3"/>creating: semantic/src/themes/classic/elements/</text:p>
      <text:p text:style-name="Standard"><text:s text:c="2"/>inflating: semantic/src/themes/classic/elements/button.overrides <text:s/></text:p>
      <text:p text:style-name="Standard"><text:s text:c="2"/>inflating: semantic/src/themes/classic/elements/header.variables <text:s/></text:p>
      <text:p text:style-name="Standard"><text:s text:c="2"/>inflating: semantic/src/themes/classic/elements/button.variables <text:s/></text:p>
      <text:p text:style-name="Standard"><text:s text:c="2"/>inflating: semantic/src/themes/classic/elements/header.overrides <text:s/></text:p>
      <text:p text:style-name="Standard"><text:s text:c="3"/>creating: semantic/src/themes/classic/modules/</text:p>
      <text:p text:style-name="Standard"><text:s text:c="2"/>inflating: semantic/src/themes/classic/modules/progress.overrides <text:s/></text:p>
      <text:p text:style-name="Standard"><text:s text:c="2"/>inflating: semantic/src/themes/classic/modules/progress.variables <text:s/></text:p>
      <text:p text:style-name="Standard"><text:soft-page-break/><text:s text:c="3"/>creating: semantic/src/themes/rtl/</text:p>
      <text:p text:style-name="Standard"><text:s text:c="3"/>creating: semantic/src/themes/rtl/globals/</text:p>
      <text:p text:style-name="Standard"><text:s text:c="2"/>inflating: semantic/src/themes/rtl/globals/site.variables <text:s/></text:p>
      <text:p text:style-name="Standard"><text:s text:c="2"/>inflating: semantic/src/themes/rtl/globals/site.overrides <text:s/></text:p>
      <text:p text:style-name="Standard"><text:s text:c="3"/>creating: semantic/src/themes/flat/</text:p>
      <text:p text:style-name="Standard"><text:s text:c="3"/>creating: semantic/src/themes/flat/collections/</text:p>
      <text:p text:style-name="Standard"><text:s text:c="2"/>inflating: semantic/src/themes/flat/collections/form.overrides <text:s/></text:p>
      <text:p text:style-name="Standard"><text:s text:c="2"/>inflating: semantic/src/themes/flat/collections/form.variables <text:s/></text:p>
      <text:p text:style-name="Standard"><text:s text:c="3"/>creating: semantic/src/themes/flat/globals/</text:p>
      <text:p text:style-name="Standard"><text:s text:c="2"/>inflating: semantic/src/themes/flat/globals/site.variables <text:s/></text:p>
      <text:p text:style-name="Standard"><text:s text:c="2"/>inflating: semantic/src/themes/flat/globals/site.overrides <text:s/></text:p>
      <text:p text:style-name="Standard"><text:s text:c="3"/>creating: semantic/src/themes/chubby/</text:p>
      <text:p text:style-name="Standard"><text:s text:c="3"/>creating: semantic/src/themes/chubby/collections/</text:p>
      <text:p text:style-name="Standard"><text:s text:c="2"/>inflating: semantic/src/themes/chubby/collections/menu.variables <text:s/></text:p>
      <text:p text:style-name="Standard"><text:s text:c="2"/>inflating: semantic/src/themes/chubby/collections/form.overrides <text:s/></text:p>
      <text:p text:style-name="Standard"><text:s text:c="2"/>inflating: semantic/src/themes/chubby/collections/form.variables <text:s/></text:p>
      <text:p text:style-name="Standard"><text:s/>extracting: semantic/src/themes/chubby/collections/menu.overrides <text:s/></text:p>
      <text:p text:style-name="Standard"><text:s text:c="3"/>creating: semantic/src/themes/chubby/views/</text:p>
      <text:p text:style-name="Standard"><text:s text:c="2"/>inflating: semantic/src/themes/chubby/views/comment.overrides <text:s/></text:p>
      <text:p text:style-name="Standard"><text:s text:c="2"/>inflating: semantic/src/themes/chubby/views/comment.variables <text:s/></text:p>
      <text:p text:style-name="Standard"><text:s text:c="3"/>creating: semantic/src/themes/chubby/elements/</text:p>
      <text:p text:style-name="Standard"><text:s text:c="2"/>inflating: semantic/src/themes/chubby/elements/button.overrides <text:s/></text:p>
      <text:p text:style-name="Standard"><text:s text:c="2"/>inflating: semantic/src/themes/chubby/elements/header.variables <text:s/></text:p>
      <text:p text:style-name="Standard"><text:s text:c="2"/>inflating: semantic/src/themes/chubby/elements/button.variables <text:s/></text:p>
      <text:p text:style-name="Standard"><text:s text:c="2"/>inflating: semantic/src/themes/chubby/elements/header.overrides <text:s/></text:p>
      <text:p text:style-name="Standard"><text:s text:c="3"/>creating: semantic/src/themes/chubby/modules/</text:p>
      <text:p text:style-name="Standard"><text:s text:c="2"/>inflating: semantic/src/themes/chubby/modules/accordion.variables <text:s/></text:p>
      <text:p text:style-name="Standard"><text:s text:c="2"/>inflating: semantic/src/themes/chubby/modules/accordion.overrides <text:s/></text:p>
      <text:p text:style-name="Standard"><text:s text:c="3"/>creating: semantic/src/themes/striped/</text:p>
      <text:p text:style-name="Standard"><text:s text:c="3"/>creating: semantic/src/themes/striped/modules/</text:p>
      <text:p text:style-name="Standard"><text:s text:c="2"/>inflating: semantic/src/themes/striped/modules/progress.overrides <text:s/></text:p>
      <text:p text:style-name="Standard"><text:s text:c="2"/>inflating: semantic/src/themes/striped/modules/progress.variables <text:s/></text:p>
      <text:p text:style-name="Standard"><text:s text:c="3"/>creating: semantic/src/themes/timeline/</text:p>
      <text:p text:style-name="Standard"><text:s text:c="3"/>creating: semantic/src/themes/timeline/views/</text:p>
      <text:p text:style-name="Standard"><text:s text:c="2"/>inflating: semantic/src/themes/timeline/views/feed.variables <text:s/></text:p>
      <text:p text:style-name="Standard"><text:s text:c="2"/>inflating: semantic/src/themes/timeline/views/feed.overrides <text:s/></text:p>
      <text:p text:style-name="Standard"><text:s text:c="3"/>creating: semantic/src/themes/amazon/</text:p>
      <text:p text:style-name="Standard"><text:s text:c="3"/>creating: semantic/src/themes/amazon/globals/</text:p>
      <text:p text:style-name="Standard"><text:s text:c="2"/>inflating: semantic/src/themes/amazon/globals/site.variables <text:s/></text:p>
      <text:p text:style-name="Standard"><text:s text:c="3"/>creating: semantic/src/themes/amazon/elements/</text:p>
      <text:p text:style-name="Standard"><text:s text:c="2"/>inflating: semantic/src/themes/amazon/elements/button.overrides <text:s/></text:p>
      <text:p text:style-name="Standard"><text:s text:c="2"/>inflating: semantic/src/themes/amazon/elements/button.variables <text:s/></text:p>
      <text:p text:style-name="Standard"><text:s text:c="3"/>creating: semantic/src/themes/bootstrap3/</text:p>
      <text:p text:style-name="Standard"><text:s text:c="3"/>creating: semantic/src/themes/bootstrap3/elements/</text:p>
      <text:p text:style-name="Standard"><text:s/>extracting: semantic/src/themes/bootstrap3/elements/button.overrides <text:s/></text:p>
      <text:p text:style-name="Standard"><text:s text:c="2"/>inflating: semantic/src/themes/bootstrap3/elements/button.variables <text:s/></text:p>
      <text:p text:style-name="Standard"><text:s text:c="3"/>creating: semantic/src/themes/duo/</text:p>
      <text:p text:style-name="Standard"><text:s text:c="3"/>creating: semantic/src/themes/duo/elements/</text:p>
      <text:p text:style-name="Standard"><text:s text:c="2"/>inflating: semantic/src/themes/duo/elements/loader.overrides <text:s/></text:p>
      <text:p text:style-name="Standard"><text:s text:c="2"/>inflating: semantic/src/themes/duo/elements/loader.variables <text:s/></text:p>
      <text:p text:style-name="Standard"><text:s text:c="3"/>creating: semantic/src/themes/basic/</text:p>
      <text:p text:style-name="Standard"><text:s text:c="3"/>creating: semantic/src/themes/basic/collections/</text:p>
      <text:p text:style-name="Standard"><text:soft-page-break/><text:s text:c="2"/>inflating: semantic/src/themes/basic/collections/table.variables <text:s/></text:p>
      <text:p text:style-name="Standard"><text:s text:c="2"/>inflating: semantic/src/themes/basic/collections/table.overrides <text:s/></text:p>
      <text:p text:style-name="Standard"><text:s text:c="3"/>creating: semantic/src/themes/basic/views/</text:p>
      <text:p text:style-name="Standard"><text:s text:c="2"/>inflating: semantic/src/themes/basic/views/card.overrides <text:s/></text:p>
      <text:p text:style-name="Standard"><text:s text:c="2"/>inflating: semantic/src/themes/basic/views/card.variables <text:s/></text:p>
      <text:p text:style-name="Standard"><text:s text:c="3"/>creating: semantic/src/themes/basic/globals/</text:p>
      <text:p text:style-name="Standard"><text:s text:c="2"/>inflating: semantic/src/themes/basic/globals/reset.variables <text:s/></text:p>
      <text:p text:style-name="Standard"><text:s text:c="2"/>inflating: semantic/src/themes/basic/globals/reset.overrides <text:s/></text:p>
      <text:p text:style-name="Standard"><text:s text:c="3"/>creating: semantic/src/themes/basic/elements/</text:p>
      <text:p text:style-name="Standard"><text:s text:c="2"/>inflating: semantic/src/themes/basic/elements/button.overrides <text:s/></text:p>
      <text:p text:style-name="Standard"><text:s text:c="2"/>inflating: semantic/src/themes/basic/elements/icon.overrides <text:s/></text:p>
      <text:p text:style-name="Standard"><text:s text:c="2"/>inflating: semantic/src/themes/basic/elements/step.variables <text:s/></text:p>
      <text:p text:style-name="Standard"><text:s text:c="2"/>inflating: semantic/src/themes/basic/elements/step.overrides <text:s/></text:p>
      <text:p text:style-name="Standard"><text:s text:c="2"/>inflating: semantic/src/themes/basic/elements/button.variables <text:s/></text:p>
      <text:p text:style-name="Standard"><text:s text:c="2"/>inflating: semantic/src/themes/basic/elements/icon.variables <text:s/></text:p>
      <text:p text:style-name="Standard"><text:s text:c="3"/>creating: semantic/src/themes/basic/assets/</text:p>
      <text:p text:style-name="Standard"><text:s text:c="3"/>creating: semantic/src/themes/basic/assets/fonts/</text:p>
      <text:p text:style-name="Standard"><text:s text:c="2"/>inflating: semantic/src/themes/basic/assets/fonts/icons.ttf <text:s/></text:p>
      <text:p text:style-name="Standard"><text:s text:c="2"/>inflating: semantic/src/themes/basic/assets/fonts/icons.eot <text:s/></text:p>
      <text:p text:style-name="Standard"><text:s text:c="2"/>inflating: semantic/src/themes/basic/assets/fonts/icons.woff <text:s/></text:p>
      <text:p text:style-name="Standard"><text:s text:c="2"/>inflating: semantic/src/themes/basic/assets/fonts/icons.svg <text:s/></text:p>
      <text:p text:style-name="Standard"><text:s text:c="3"/>creating: semantic/src/themes/basic/modules/</text:p>
      <text:p text:style-name="Standard"><text:s text:c="2"/>inflating: semantic/src/themes/basic/modules/progress.overrides <text:s/></text:p>
      <text:p text:style-name="Standard"><text:s text:c="2"/>inflating: semantic/src/themes/basic/modules/progress.variables <text:s/></text:p>
      <text:p text:style-name="Standard"><text:s text:c="3"/>creating: semantic/src/themes/fixed-width/</text:p>
      <text:p text:style-name="Standard"><text:s text:c="3"/>creating: semantic/src/themes/fixed-width/collections/</text:p>
      <text:p text:style-name="Standard"><text:s text:c="2"/>inflating: semantic/src/themes/fixed-width/collections/grid.overrides <text:s/></text:p>
      <text:p text:style-name="Standard"><text:s text:c="2"/>inflating: semantic/src/themes/fixed-width/collections/grid.variables <text:s/></text:p>
      <text:p text:style-name="Standard"><text:s text:c="3"/>creating: semantic/src/themes/fixed-width/modules/</text:p>
      <text:p text:style-name="Standard"><text:s text:c="2"/>inflating: semantic/src/themes/fixed-width/modules/modal.variables <text:s/></text:p>
      <text:p text:style-name="Standard"><text:s text:c="2"/>inflating: semantic/src/themes/fixed-width/modules/modal.overrides <text:s/></text:p>
      <text:p text:style-name="Standard"><text:s text:c="3"/>creating: semantic/src/themes/gmail/</text:p>
      <text:p text:style-name="Standard"><text:s text:c="3"/>creating: semantic/src/themes/gmail/collections/</text:p>
      <text:p text:style-name="Standard"><text:s text:c="2"/>inflating: semantic/src/themes/gmail/collections/message.variables <text:s/></text:p>
      <text:p text:style-name="Standard"><text:s/>extracting: semantic/src/themes/gmail/collections/message.overrides <text:s/></text:p>
      <text:p text:style-name="Standard"><text:s text:c="3"/>creating: semantic/src/themes/resetcss/</text:p>
      <text:p text:style-name="Standard"><text:s text:c="3"/>creating: semantic/src/themes/resetcss/globals/</text:p>
      <text:p text:style-name="Standard"><text:s text:c="2"/>inflating: semantic/src/themes/resetcss/globals/reset.variables <text:s/></text:p>
      <text:p text:style-name="Standard"><text:s text:c="2"/>inflating: semantic/src/themes/resetcss/globals/reset.overrides <text:s/></text:p>
      <text:p text:style-name="Standard"><text:s text:c="3"/>creating: semantic/src/themes/material/</text:p>
      <text:p text:style-name="Standard"><text:s text:c="3"/>creating: semantic/src/themes/material/collections/</text:p>
      <text:p text:style-name="Standard"><text:s text:c="2"/>inflating: semantic/src/themes/material/collections/menu.variables <text:s/></text:p>
      <text:p text:style-name="Standard"><text:s/>extracting: semantic/src/themes/material/collections/menu.overrides <text:s/></text:p>
      <text:p text:style-name="Standard"><text:s text:c="3"/>creating: semantic/src/themes/material/globals/</text:p>
      <text:p text:style-name="Standard"><text:s text:c="2"/>inflating: semantic/src/themes/material/globals/site.variables <text:s/></text:p>
      <text:p text:style-name="Standard"><text:s/>extracting: semantic/src/themes/material/globals/site.overrides <text:s/></text:p>
      <text:p text:style-name="Standard"><text:s text:c="3"/>creating: semantic/src/themes/material/elements/</text:p>
      <text:p text:style-name="Standard"><text:s text:c="2"/>inflating: semantic/src/themes/material/elements/button.overrides <text:s/></text:p>
      <text:p text:style-name="Standard"><text:s text:c="2"/>inflating: semantic/src/themes/material/elements/header.variables <text:s/></text:p>
      <text:p text:style-name="Standard"><text:s text:c="2"/>inflating: semantic/src/themes/material/elements/icon.overrides <text:s/></text:p>
      <text:p text:style-name="Standard"><text:s text:c="2"/>inflating: semantic/src/themes/material/elements/button.variables <text:s/></text:p>
      <text:p text:style-name="Standard"><text:s text:c="2"/>inflating: semantic/src/themes/material/elements/header.overrides <text:s/></text:p>
      <text:p text:style-name="Standard"><text:soft-page-break/><text:s text:c="2"/>inflating: semantic/src/themes/material/elements/icon.variables <text:s/></text:p>
      <text:p text:style-name="Standard"><text:s text:c="3"/>creating: semantic/src/themes/material/assets/</text:p>
      <text:p text:style-name="Standard"><text:s text:c="3"/>creating: semantic/src/themes/material/assets/fonts/</text:p>
      <text:p text:style-name="Standard"><text:s text:c="2"/>inflating: semantic/src/themes/material/assets/fonts/icons.woff2 <text:s/></text:p>
      <text:p text:style-name="Standard"><text:s text:c="2"/>inflating: semantic/src/themes/material/assets/fonts/icons.ttf <text:s/></text:p>
      <text:p text:style-name="Standard"><text:s text:c="2"/>inflating: semantic/src/themes/material/assets/fonts/icons.eot <text:s/></text:p>
      <text:p text:style-name="Standard"><text:s text:c="2"/>inflating: semantic/src/themes/material/assets/fonts/icons.woff <text:s/></text:p>
      <text:p text:style-name="Standard"><text:s text:c="2"/>inflating: semantic/src/themes/material/assets/fonts/icons.svg <text:s/></text:p>
      <text:p text:style-name="Standard"><text:s text:c="3"/>creating: semantic/src/themes/material/modules/</text:p>
      <text:p text:style-name="Standard"><text:s text:c="2"/>inflating: semantic/src/themes/material/modules/dropdown.overrides <text:s/></text:p>
      <text:p text:style-name="Standard"><text:s text:c="2"/>inflating: semantic/src/themes/material/modules/dropdown.variables <text:s/></text:p>
      <text:p text:style-name="Standard"><text:s text:c="2"/>inflating: semantic/src/themes/material/modules/modal.variables <text:s/></text:p>
      <text:p text:style-name="Standard"><text:s text:c="2"/>inflating: semantic/src/themes/material/modules/modal.overrides <text:s/></text:p>
      <text:p text:style-name="Standard"><text:s text:c="3"/>creating: semantic/src/themes/bookish/</text:p>
      <text:p text:style-name="Standard"><text:s text:c="3"/>creating: semantic/src/themes/bookish/elements/</text:p>
      <text:p text:style-name="Standard"><text:s text:c="2"/>inflating: semantic/src/themes/bookish/elements/header.variables <text:s/></text:p>
      <text:p text:style-name="Standard"><text:s text:c="2"/>inflating: semantic/src/themes/bookish/elements/header.overrides <text:s/></text:p>
      <text:p text:style-name="Standard"><text:s text:c="3"/>creating: semantic/src/themes/raised/</text:p>
      <text:p text:style-name="Standard"><text:s text:c="3"/>creating: semantic/src/themes/raised/elements/</text:p>
      <text:p text:style-name="Standard"><text:s text:c="2"/>inflating: semantic/src/themes/raised/elements/button.overrides <text:s/></text:p>
      <text:p text:style-name="Standard"><text:s text:c="2"/>inflating: semantic/src/themes/raised/elements/button.variables <text:s/></text:p>
      <text:p text:style-name="Standard"><text:s text:c="3"/>creating: semantic/src/themes/instagram/</text:p>
      <text:p text:style-name="Standard"><text:s text:c="3"/>creating: semantic/src/themes/instagram/views/</text:p>
      <text:p text:style-name="Standard"><text:s text:c="2"/>inflating: semantic/src/themes/instagram/views/card.overrides <text:s/></text:p>
      <text:p text:style-name="Standard"><text:s text:c="2"/>inflating: semantic/src/themes/instagram/views/card.variables <text:s/></text:p>
      <text:p text:style-name="Standard"><text:s text:c="3"/>creating: semantic/src/themes/round/</text:p>
      <text:p text:style-name="Standard"><text:s text:c="3"/>creating: semantic/src/themes/round/elements/</text:p>
      <text:p text:style-name="Standard"><text:s/>extracting: semantic/src/themes/round/elements/button.overrides <text:s/></text:p>
      <text:p text:style-name="Standard"><text:s text:c="2"/>inflating: semantic/src/themes/round/elements/button.variables <text:s/></text:p>
      <text:p text:style-name="Standard"><text:s text:c="3"/>creating: semantic/src/themes/pulsar/</text:p>
      <text:p text:style-name="Standard"><text:s text:c="3"/>creating: semantic/src/themes/pulsar/elements/</text:p>
      <text:p text:style-name="Standard"><text:s text:c="2"/>inflating: semantic/src/themes/pulsar/elements/loader.overrides <text:s/></text:p>
      <text:p text:style-name="Standard"><text:s text:c="2"/>inflating: semantic/src/themes/pulsar/elements/loader.variables <text:s/></text:p>
      <text:p text:style-name="Standard"><text:s text:c="3"/>creating: semantic/src/themes/default/</text:p>
      <text:p text:style-name="Standard"><text:s text:c="3"/>creating: semantic/src/themes/default/collections/</text:p>
      <text:p text:style-name="Standard"><text:s text:c="2"/>inflating: semantic/src/themes/default/collections/breadcrumb.overrides <text:s/></text:p>
      <text:p text:style-name="Standard"><text:s text:c="2"/>inflating: semantic/src/themes/default/collections/message.variables <text:s/></text:p>
      <text:p text:style-name="Standard"><text:s text:c="2"/>inflating: semantic/src/themes/default/collections/menu.variables <text:s/></text:p>
      <text:p text:style-name="Standard"><text:s text:c="2"/>inflating: semantic/src/themes/default/collections/table.variables <text:s/></text:p>
      <text:p text:style-name="Standard"><text:s text:c="2"/>inflating: semantic/src/themes/default/collections/form.overrides <text:s/></text:p>
      <text:p text:style-name="Standard"><text:s text:c="2"/>inflating: semantic/src/themes/default/collections/grid.overrides <text:s/></text:p>
      <text:p text:style-name="Standard"><text:s text:c="2"/>inflating: semantic/src/themes/default/collections/breadcrumb.variables <text:s/></text:p>
      <text:p text:style-name="Standard"><text:s text:c="2"/>inflating: semantic/src/themes/default/collections/form.variables <text:s/></text:p>
      <text:p text:style-name="Standard"><text:s/>extracting: semantic/src/themes/default/collections/table.overrides <text:s/></text:p>
      <text:p text:style-name="Standard"><text:s text:c="2"/>inflating: semantic/src/themes/default/collections/message.overrides <text:s/></text:p>
      <text:p text:style-name="Standard"><text:s text:c="2"/>inflating: semantic/src/themes/default/collections/grid.variables <text:s/></text:p>
      <text:p text:style-name="Standard"><text:s text:c="2"/>inflating: semantic/src/themes/default/collections/menu.overrides <text:s/></text:p>
      <text:p text:style-name="Standard"><text:s text:c="3"/>creating: semantic/src/themes/default/views/</text:p>
      <text:p text:style-name="Standard"><text:s text:c="2"/>inflating: semantic/src/themes/default/views/statistic.variables <text:s/></text:p>
      <text:p text:style-name="Standard"><text:s text:c="2"/>inflating: semantic/src/themes/default/views/ad.overrides <text:s/></text:p>
      <text:p text:style-name="Standard"><text:s text:c="2"/>inflating: semantic/src/themes/default/views/ad.variables <text:s/></text:p>
      <text:p text:style-name="Standard"><text:s text:c="2"/>inflating: semantic/src/themes/default/views/card.overrides <text:s/></text:p>
      <text:p text:style-name="Standard"><text:soft-page-break/><text:s text:c="2"/>inflating: semantic/src/themes/default/views/card.variables <text:s/></text:p>
      <text:p text:style-name="Standard"><text:s text:c="2"/>inflating: semantic/src/themes/default/views/feed.variables <text:s/></text:p>
      <text:p text:style-name="Standard"><text:s text:c="2"/>inflating: semantic/src/themes/default/views/feed.overrides <text:s/></text:p>
      <text:p text:style-name="Standard"><text:s text:c="2"/>inflating: semantic/src/themes/default/views/statistic.overrides <text:s/></text:p>
      <text:p text:style-name="Standard"><text:s text:c="2"/>inflating: semantic/src/themes/default/views/item.variables <text:s/></text:p>
      <text:p text:style-name="Standard"><text:s text:c="2"/>inflating: semantic/src/themes/default/views/comment.overrides <text:s/></text:p>
      <text:p text:style-name="Standard"><text:s text:c="2"/>inflating: semantic/src/themes/default/views/comment.variables <text:s/></text:p>
      <text:p text:style-name="Standard"><text:s text:c="2"/>inflating: semantic/src/themes/default/views/item.overrides <text:s/></text:p>
      <text:p text:style-name="Standard"><text:s text:c="3"/>creating: semantic/src/themes/default/globals/</text:p>
      <text:p text:style-name="Standard"><text:s text:c="2"/>inflating: semantic/src/themes/default/globals/site.variables <text:s/></text:p>
      <text:p text:style-name="Standard"><text:s text:c="2"/>inflating: semantic/src/themes/default/globals/reset.variables <text:s/></text:p>
      <text:p text:style-name="Standard"><text:s text:c="2"/>inflating: semantic/src/themes/default/globals/site.overrides <text:s/></text:p>
      <text:p text:style-name="Standard"><text:s text:c="2"/>inflating: semantic/src/themes/default/globals/reset.overrides <text:s/></text:p>
      <text:p text:style-name="Standard"><text:s text:c="3"/>creating: semantic/src/themes/default/elements/</text:p>
      <text:p text:style-name="Standard"><text:s text:c="2"/>inflating: semantic/src/themes/default/elements/label.variables <text:s/></text:p>
      <text:p text:style-name="Standard"><text:s text:c="2"/>inflating: semantic/src/themes/default/elements/button.overrides <text:s/></text:p>
      <text:p text:style-name="Standard"><text:s text:c="2"/>inflating: semantic/src/themes/default/elements/container.overrides <text:s/></text:p>
      <text:p text:style-name="Standard"><text:s text:c="2"/>inflating: semantic/src/themes/default/elements/loader.overrides <text:s/></text:p>
      <text:p text:style-name="Standard"><text:s text:c="2"/>inflating: semantic/src/themes/default/elements/loader.variables <text:s/></text:p>
      <text:p text:style-name="Standard"><text:s text:c="2"/>inflating: semantic/src/themes/default/elements/flag.overrides <text:s/></text:p>
      <text:p text:style-name="Standard"><text:s text:c="2"/>inflating: semantic/src/themes/default/elements/label.overrides <text:s/></text:p>
      <text:p text:style-name="Standard"><text:s text:c="2"/>inflating: semantic/src/themes/default/elements/divider.variables <text:s/></text:p>
      <text:p text:style-name="Standard"><text:s text:c="2"/>inflating: semantic/src/themes/default/elements/input.variables <text:s/></text:p>
      <text:p text:style-name="Standard"><text:s text:c="2"/>inflating: semantic/src/themes/default/elements/image.variables <text:s/></text:p>
      <text:p text:style-name="Standard"><text:s text:c="2"/>inflating: semantic/src/themes/default/elements/list.variables <text:s/></text:p>
      <text:p text:style-name="Standard"><text:s text:c="2"/>inflating: semantic/src/themes/default/elements/header.variables <text:s/></text:p>
      <text:p text:style-name="Standard"><text:s text:c="2"/>inflating: semantic/src/themes/default/elements/image.overrides <text:s/></text:p>
      <text:p text:style-name="Standard"><text:s text:c="2"/>inflating: semantic/src/themes/default/elements/icon.overrides <text:s/></text:p>
      <text:p text:style-name="Standard"><text:s text:c="2"/>inflating: semantic/src/themes/default/elements/rail.variables <text:s/></text:p>
      <text:p text:style-name="Standard"><text:s text:c="2"/>inflating: semantic/src/themes/default/elements/reveal.overrides <text:s/></text:p>
      <text:p text:style-name="Standard"><text:s text:c="2"/>inflating: semantic/src/themes/default/elements/step.variables <text:s/></text:p>
      <text:p text:style-name="Standard"><text:s text:c="2"/>inflating: semantic/src/themes/default/elements/step.overrides <text:s/></text:p>
      <text:p text:style-name="Standard"><text:s text:c="2"/>inflating: semantic/src/themes/default/elements/button.variables <text:s/></text:p>
      <text:p text:style-name="Standard"><text:s text:c="2"/>inflating: semantic/src/themes/default/elements/divider.overrides <text:s/></text:p>
      <text:p text:style-name="Standard"><text:s text:c="2"/>inflating: semantic/src/themes/default/elements/segment.variables <text:s/></text:p>
      <text:p text:style-name="Standard"><text:s text:c="2"/>inflating: semantic/src/themes/default/elements/header.overrides <text:s/></text:p>
      <text:p text:style-name="Standard"><text:s text:c="2"/>inflating: semantic/src/themes/default/elements/segment.overrides <text:s/></text:p>
      <text:p text:style-name="Standard"><text:s text:c="2"/>inflating: semantic/src/themes/default/elements/container.variables <text:s/></text:p>
      <text:p text:style-name="Standard"><text:s text:c="2"/>inflating: semantic/src/themes/default/elements/list.overrides <text:s/></text:p>
      <text:p text:style-name="Standard"><text:s text:c="2"/>inflating: semantic/src/themes/default/elements/rail.overrides <text:s/></text:p>
      <text:p text:style-name="Standard"><text:s text:c="2"/>inflating: semantic/src/themes/default/elements/reveal.variables <text:s/></text:p>
      <text:p text:style-name="Standard"><text:s text:c="2"/>inflating: semantic/src/themes/default/elements/input.overrides <text:s/></text:p>
      <text:p text:style-name="Standard"><text:s text:c="2"/>inflating: semantic/src/themes/default/elements/icon.variables <text:s/></text:p>
      <text:p text:style-name="Standard"><text:s text:c="2"/>inflating: semantic/src/themes/default/elements/flag.variables <text:s/></text:p>
      <text:p text:style-name="Standard"><text:s text:c="3"/>creating: semantic/src/themes/default/assets/</text:p>
      <text:p text:style-name="Standard"><text:s text:c="3"/>creating: semantic/src/themes/default/assets/images/</text:p>
      <text:p text:style-name="Standard"><text:s text:c="2"/>inflating: semantic/src/themes/default/assets/images/flags.png <text:s/></text:p>
      <text:p text:style-name="Standard"><text:s text:c="3"/>creating: semantic/src/themes/default/assets/fonts/</text:p>
      <text:p text:style-name="Standard"><text:s text:c="2"/>inflating: semantic/src/themes/default/assets/fonts/icons.woff2 <text:s/></text:p>
      <text:p text:style-name="Standard"><text:s text:c="2"/>inflating: semantic/src/themes/default/assets/fonts/icons.ttf <text:s/></text:p>
      <text:p text:style-name="Standard"><text:s text:c="2"/>inflating: semantic/src/themes/default/assets/fonts/icons.eot <text:s/></text:p>
      <text:p text:style-name="Standard"><text:s text:c="2"/>inflating: semantic/src/themes/default/assets/fonts/icons.woff <text:s/></text:p>
      <text:p text:style-name="Standard"><text:soft-page-break/><text:s text:c="2"/>inflating: semantic/src/themes/default/assets/fonts/icons.svg <text:s/></text:p>
      <text:p text:style-name="Standard"><text:s text:c="3"/>creating: semantic/src/themes/default/modules/</text:p>
      <text:p text:style-name="Standard"><text:s text:c="2"/>inflating: semantic/src/themes/default/modules/sticky.variables <text:s/></text:p>
      <text:p text:style-name="Standard"><text:s text:c="2"/>inflating: semantic/src/themes/default/modules/dimmer.overrides <text:s/></text:p>
      <text:p text:style-name="Standard"><text:s text:c="2"/>inflating: semantic/src/themes/default/modules/tab.overrides <text:s/></text:p>
      <text:p text:style-name="Standard"><text:s text:c="2"/>inflating: semantic/src/themes/default/modules/accordion.variables <text:s/></text:p>
      <text:p text:style-name="Standard"><text:s text:c="2"/>inflating: semantic/src/themes/default/modules/shape.overrides <text:s/></text:p>
      <text:p text:style-name="Standard"><text:s text:c="2"/>inflating: semantic/src/themes/default/modules/dimmer.variables <text:s/></text:p>
      <text:p text:style-name="Standard"><text:s text:c="2"/>inflating: semantic/src/themes/default/modules/search.variables <text:s/></text:p>
      <text:p text:style-name="Standard"><text:s text:c="2"/>inflating: semantic/src/themes/default/modules/nag.overrides <text:s/></text:p>
      <text:p text:style-name="Standard"><text:s text:c="2"/>inflating: semantic/src/themes/default/modules/dropdown.overrides <text:s/></text:p>
      <text:p text:style-name="Standard"><text:s text:c="2"/>inflating: semantic/src/themes/default/modules/embed.variables <text:s/></text:p>
      <text:p text:style-name="Standard"><text:s text:c="2"/>inflating: semantic/src/themes/default/modules/checkbox.variables <text:s/></text:p>
      <text:p text:style-name="Standard"><text:s text:c="2"/>inflating: semantic/src/themes/default/modules/tab.variables <text:s/></text:p>
      <text:p text:style-name="Standard"><text:s text:c="2"/>inflating: semantic/src/themes/default/modules/rating.overrides <text:s/></text:p>
      <text:p text:style-name="Standard"><text:s text:c="2"/>inflating: semantic/src/themes/default/modules/dropdown.variables <text:s/></text:p>
      <text:p text:style-name="Standard"><text:s text:c="2"/>inflating: semantic/src/themes/default/modules/accordion.overrides <text:s/></text:p>
      <text:p text:style-name="Standard"><text:s text:c="2"/>inflating: semantic/src/themes/default/modules/modal.variables <text:s/></text:p>
      <text:p text:style-name="Standard"><text:s text:c="2"/>inflating: semantic/src/themes/default/modules/shape.variables <text:s/></text:p>
      <text:p text:style-name="Standard"><text:s text:c="2"/>inflating: semantic/src/themes/default/modules/progress.overrides <text:s/></text:p>
      <text:p text:style-name="Standard"><text:s text:c="2"/>inflating: semantic/src/themes/default/modules/chatroom.variables <text:s/></text:p>
      <text:p text:style-name="Standard"><text:s text:c="2"/>inflating: semantic/src/themes/default/modules/rating.variables <text:s/></text:p>
      <text:p text:style-name="Standard"><text:s text:c="2"/>inflating: semantic/src/themes/default/modules/transition.overrides <text:s/></text:p>
      <text:p text:style-name="Standard"><text:s text:c="2"/>inflating: semantic/src/themes/default/modules/embed.overrides <text:s/></text:p>
      <text:p text:style-name="Standard"><text:s text:c="2"/>inflating: semantic/src/themes/default/modules/sticky.overrides <text:s/></text:p>
      <text:p text:style-name="Standard"><text:s text:c="2"/>inflating: semantic/src/themes/default/modules/transition.variables <text:s/></text:p>
      <text:p text:style-name="Standard"><text:s text:c="2"/>inflating: semantic/src/themes/default/modules/nag.variables <text:s/></text:p>
      <text:p text:style-name="Standard"><text:s text:c="2"/>inflating: semantic/src/themes/default/modules/checkbox.overrides <text:s/></text:p>
      <text:p text:style-name="Standard"><text:s text:c="2"/>inflating: semantic/src/themes/default/modules/popup.variables <text:s/></text:p>
      <text:p text:style-name="Standard"><text:s text:c="2"/>inflating: semantic/src/themes/default/modules/popup.overrides <text:s/></text:p>
      <text:p text:style-name="Standard"><text:s text:c="2"/>inflating: semantic/src/themes/default/modules/sidebar.overrides <text:s/></text:p>
      <text:p text:style-name="Standard"><text:s text:c="2"/>inflating: semantic/src/themes/default/modules/modal.overrides <text:s/></text:p>
      <text:p text:style-name="Standard"><text:s text:c="2"/>inflating: semantic/src/themes/default/modules/progress.variables <text:s/></text:p>
      <text:p text:style-name="Standard"><text:s text:c="2"/>inflating: semantic/src/themes/default/modules/sidebar.variables <text:s/></text:p>
      <text:p text:style-name="Standard"><text:s text:c="2"/>inflating: semantic/src/themes/default/modules/search.overrides <text:s/></text:p>
      <text:p text:style-name="Standard"><text:s text:c="2"/>inflating: semantic/src/themes/default/modules/chatroom.overrides <text:s/></text:p>
      <text:p text:style-name="Standard"><text:s text:c="3"/>creating: semantic/src/themes/colored/</text:p>
      <text:p text:style-name="Standard"><text:s text:c="3"/>creating: semantic/src/themes/colored/modules/</text:p>
      <text:p text:style-name="Standard"><text:s text:c="2"/>inflating: semantic/src/themes/colored/modules/checkbox.variables <text:s/></text:p>
      <text:p text:style-name="Standard"><text:s/>extracting: semantic/src/themes/colored/modules/checkbox.overrides <text:s/></text:p>
      <text:p text:style-name="Standard"><text:s text:c="3"/>creating: semantic/src/themes/twitter/</text:p>
      <text:p text:style-name="Standard"><text:s text:c="3"/>creating: semantic/src/themes/twitter/elements/</text:p>
      <text:p text:style-name="Standard"><text:s text:c="2"/>inflating: semantic/src/themes/twitter/elements/button.overrides <text:s/></text:p>
      <text:p text:style-name="Standard"><text:s text:c="2"/>inflating: semantic/src/themes/twitter/elements/button.variables <text:s/></text:p>
      <text:p text:style-name="Standard"><text:s text:c="3"/>creating: semantic/src/themes/github/</text:p>
      <text:p text:style-name="Standard"><text:s text:c="3"/>creating: semantic/src/themes/github/collections/</text:p>
      <text:p text:style-name="Standard"><text:s text:c="2"/>inflating: semantic/src/themes/github/collections/message.variables <text:s/></text:p>
      <text:p text:style-name="Standard"><text:s text:c="2"/>inflating: semantic/src/themes/github/collections/menu.variables <text:s/></text:p>
      <text:p text:style-name="Standard"><text:s text:c="2"/>inflating: semantic/src/themes/github/collections/table.variables <text:s/></text:p>
      <text:p text:style-name="Standard"><text:s text:c="2"/>inflating: semantic/src/themes/github/collections/form.overrides <text:s/></text:p>
      <text:p text:style-name="Standard"><text:s text:c="2"/>inflating: semantic/src/themes/github/collections/breadcrumb.variables <text:s/></text:p>
      <text:p text:style-name="Standard"><text:s text:c="2"/>inflating: semantic/src/themes/github/collections/form.variables <text:s/></text:p>
      <text:p text:style-name="Standard"><text:soft-page-break/><text:s text:c="2"/>inflating: semantic/src/themes/github/collections/message.overrides <text:s/></text:p>
      <text:p text:style-name="Standard"><text:s/>extracting: semantic/src/themes/github/collections/grid.variables <text:s/></text:p>
      <text:p text:style-name="Standard"><text:s text:c="2"/>inflating: semantic/src/themes/github/collections/menu.overrides <text:s/></text:p>
      <text:p text:style-name="Standard"><text:s text:c="3"/>creating: semantic/src/themes/github/globals/</text:p>
      <text:p text:style-name="Standard"><text:s text:c="2"/>inflating: semantic/src/themes/github/globals/site.variables <text:s/></text:p>
      <text:p text:style-name="Standard"><text:s text:c="3"/>creating: semantic/src/themes/github/elements/</text:p>
      <text:p text:style-name="Standard"><text:s text:c="2"/>inflating: semantic/src/themes/github/elements/label.variables <text:s/></text:p>
      <text:p text:style-name="Standard"><text:s text:c="2"/>inflating: semantic/src/themes/github/elements/button.overrides <text:s/></text:p>
      <text:p text:style-name="Standard"><text:s text:c="2"/>inflating: semantic/src/themes/github/elements/label.overrides <text:s/></text:p>
      <text:p text:style-name="Standard"><text:s text:c="2"/>inflating: semantic/src/themes/github/elements/input.variables <text:s/></text:p>
      <text:p text:style-name="Standard"><text:s text:c="2"/>inflating: semantic/src/themes/github/elements/image.variables <text:s/></text:p>
      <text:p text:style-name="Standard"><text:s text:c="2"/>inflating: semantic/src/themes/github/elements/header.variables <text:s/></text:p>
      <text:p text:style-name="Standard"><text:s text:c="2"/>inflating: semantic/src/themes/github/elements/icon.overrides <text:s/></text:p>
      <text:p text:style-name="Standard"><text:s text:c="2"/>inflating: semantic/src/themes/github/elements/step.variables <text:s/></text:p>
      <text:p text:style-name="Standard"><text:s text:c="2"/>inflating: semantic/src/themes/github/elements/step.overrides <text:s/></text:p>
      <text:p text:style-name="Standard"><text:s text:c="2"/>inflating: semantic/src/themes/github/elements/button.variables <text:s/></text:p>
      <text:p text:style-name="Standard"><text:s text:c="2"/>inflating: semantic/src/themes/github/elements/segment.variables <text:s/></text:p>
      <text:p text:style-name="Standard"><text:s text:c="2"/>inflating: semantic/src/themes/github/elements/segment.overrides <text:s/></text:p>
      <text:p text:style-name="Standard"><text:s text:c="2"/>inflating: semantic/src/themes/github/elements/input.overrides <text:s/></text:p>
      <text:p text:style-name="Standard"><text:s text:c="2"/>inflating: semantic/src/themes/github/elements/icon.variables <text:s/></text:p>
      <text:p text:style-name="Standard"><text:s text:c="3"/>creating: semantic/src/themes/github/assets/</text:p>
      <text:p text:style-name="Standard"><text:s text:c="3"/>creating: semantic/src/themes/github/assets/fonts/</text:p>
      <text:p text:style-name="Standard"><text:s text:c="2"/>inflating: semantic/src/themes/github/assets/fonts/octicons.ttf <text:s/></text:p>
      <text:p text:style-name="Standard"><text:s text:c="2"/>inflating: semantic/src/themes/github/assets/fonts/octicons-local.ttf <text:s/></text:p>
      <text:p text:style-name="Standard"><text:s text:c="2"/>inflating: semantic/src/themes/github/assets/fonts/octicons.woff <text:s/></text:p>
      <text:p text:style-name="Standard"><text:s text:c="2"/>inflating: semantic/src/themes/github/assets/fonts/octicons.svg <text:s/></text:p>
      <text:p text:style-name="Standard"><text:s text:c="3"/>creating: semantic/src/themes/github/modules/</text:p>
      <text:p text:style-name="Standard"><text:s text:c="2"/>inflating: semantic/src/themes/github/modules/dropdown.overrides <text:s/></text:p>
      <text:p text:style-name="Standard"><text:s text:c="2"/>inflating: semantic/src/themes/github/modules/dropdown.variables <text:s/></text:p>
      <text:p text:style-name="Standard"><text:s text:c="2"/>inflating: semantic/src/themes/github/modules/popup.variables <text:s/></text:p>
      <text:p text:style-name="Standard"><text:s text:c="3"/>creating: semantic/src/definitions/</text:p>
      <text:p text:style-name="Standard"><text:s text:c="3"/>creating: semantic/src/definitions/collections/</text:p>
      <text:p text:style-name="Standard"><text:s text:c="2"/>inflating: semantic/src/definitions/collections/message.less <text:s/></text:p>
      <text:p text:style-name="Standard"><text:s text:c="2"/>inflating: semantic/src/definitions/collections/breadcrumb.less <text:s/></text:p>
      <text:p text:style-name="Standard"><text:s text:c="2"/>inflating: semantic/src/definitions/collections/form.less <text:s/></text:p>
      <text:p text:style-name="Standard"><text:s text:c="2"/>inflating: semantic/src/definitions/collections/menu.less <text:s/></text:p>
      <text:p text:style-name="Standard"><text:s text:c="2"/>inflating: semantic/src/definitions/collections/table.less <text:s/></text:p>
      <text:p text:style-name="Standard"><text:s text:c="2"/>inflating: semantic/src/definitions/collections/grid.less <text:s/></text:p>
      <text:p text:style-name="Standard"><text:s text:c="3"/>creating: semantic/src/definitions/views/</text:p>
      <text:p text:style-name="Standard"><text:s text:c="2"/>inflating: semantic/src/definitions/views/card.less <text:s/></text:p>
      <text:p text:style-name="Standard"><text:s text:c="2"/>inflating: semantic/src/definitions/views/item.less <text:s/></text:p>
      <text:p text:style-name="Standard"><text:s text:c="2"/>inflating: semantic/src/definitions/views/statistic.less <text:s/></text:p>
      <text:p text:style-name="Standard"><text:s text:c="2"/>inflating: semantic/src/definitions/views/comment.less <text:s/></text:p>
      <text:p text:style-name="Standard"><text:s text:c="2"/>inflating: semantic/src/definitions/views/feed.less <text:s/></text:p>
      <text:p text:style-name="Standard"><text:s text:c="2"/>inflating: semantic/src/definitions/views/ad.less <text:s/></text:p>
      <text:p text:style-name="Standard"><text:s text:c="3"/>creating: semantic/src/definitions/globals/</text:p>
      <text:p text:style-name="Standard"><text:s text:c="2"/>inflating: semantic/src/definitions/globals/site.js <text:s/></text:p>
      <text:p text:style-name="Standard"><text:s text:c="2"/>inflating: semantic/src/definitions/globals/reset.less <text:s/></text:p>
      <text:p text:style-name="Standard"><text:s text:c="2"/>inflating: semantic/src/definitions/globals/site.less <text:s/></text:p>
      <text:p text:style-name="Standard"><text:s text:c="3"/>creating: semantic/src/definitions/elements/</text:p>
      <text:p text:style-name="Standard"><text:s text:c="2"/>inflating: semantic/src/definitions/elements/rail.less <text:s/></text:p>
      <text:p text:style-name="Standard"><text:s text:c="2"/>inflating: semantic/src/definitions/elements/divider.less <text:s/></text:p>
      <text:p text:style-name="Standard"><text:soft-page-break/><text:s text:c="2"/>inflating: semantic/src/definitions/elements/label.less <text:s/></text:p>
      <text:p text:style-name="Standard"><text:s text:c="2"/>inflating: semantic/src/definitions/elements/button.less <text:s/></text:p>
      <text:p text:style-name="Standard"><text:s text:c="2"/>inflating: semantic/src/definitions/elements/loader.less <text:s/></text:p>
      <text:p text:style-name="Standard"><text:s text:c="2"/>inflating: semantic/src/definitions/elements/image.less <text:s/></text:p>
      <text:p text:style-name="Standard"><text:s text:c="2"/>inflating: semantic/src/definitions/elements/header.less <text:s/></text:p>
      <text:p text:style-name="Standard"><text:s text:c="2"/>inflating: semantic/src/definitions/elements/container.less <text:s/></text:p>
      <text:p text:style-name="Standard"><text:s text:c="2"/>inflating: semantic/src/definitions/elements/input.less <text:s/></text:p>
      <text:p text:style-name="Standard"><text:s text:c="2"/>inflating: semantic/src/definitions/elements/flag.less <text:s/></text:p>
      <text:p text:style-name="Standard"><text:s text:c="2"/>inflating: semantic/src/definitions/elements/reveal.less <text:s/></text:p>
      <text:p text:style-name="Standard"><text:s text:c="2"/>inflating: semantic/src/definitions/elements/segment.less <text:s/></text:p>
      <text:p text:style-name="Standard"><text:s text:c="2"/>inflating: semantic/src/definitions/elements/icon.less <text:s/></text:p>
      <text:p text:style-name="Standard"><text:s text:c="2"/>inflating: semantic/src/definitions/elements/step.less <text:s/></text:p>
      <text:p text:style-name="Standard"><text:s text:c="2"/>inflating: semantic/src/definitions/elements/list.less <text:s/></text:p>
      <text:p text:style-name="Standard"><text:s text:c="3"/>creating: semantic/src/definitions/modules/</text:p>
      <text:p text:style-name="Standard"><text:s text:c="2"/>inflating: semantic/src/definitions/modules/accordion.js <text:s/></text:p>
      <text:p text:style-name="Standard"><text:s text:c="2"/>inflating: semantic/src/definitions/modules/popup.js <text:s/></text:p>
      <text:p text:style-name="Standard"><text:s text:c="2"/>inflating: semantic/src/definitions/modules/search.js <text:s/></text:p>
      <text:p text:style-name="Standard"><text:s text:c="2"/>inflating: semantic/src/definitions/modules/checkbox.js <text:s/></text:p>
      <text:p text:style-name="Standard"><text:s text:c="2"/>inflating: semantic/src/definitions/modules/accordion.less <text:s/></text:p>
      <text:p text:style-name="Standard"><text:s text:c="2"/>inflating: semantic/src/definitions/modules/embed.less <text:s/></text:p>
      <text:p text:style-name="Standard"><text:s text:c="2"/>inflating: semantic/src/definitions/modules/checkbox.less <text:s/></text:p>
      <text:p text:style-name="Standard"><text:s text:c="2"/>inflating: semantic/src/definitions/modules/dimmer.less <text:s/></text:p>
      <text:p text:style-name="Standard"><text:s text:c="2"/>inflating: semantic/src/definitions/modules/modal.less <text:s/></text:p>
      <text:p text:style-name="Standard"><text:s text:c="2"/>inflating: semantic/src/definitions/modules/modal.js <text:s/></text:p>
      <text:p text:style-name="Standard"><text:s text:c="2"/>inflating: semantic/src/definitions/modules/dropdown.js <text:s/></text:p>
      <text:p text:style-name="Standard"><text:s text:c="2"/>inflating: semantic/src/definitions/modules/transition.js <text:s/></text:p>
      <text:p text:style-name="Standard"><text:s text:c="2"/>inflating: semantic/src/definitions/modules/search.less <text:s/></text:p>
      <text:p text:style-name="Standard"><text:s text:c="2"/>inflating: semantic/src/definitions/modules/tab.js <text:s/></text:p>
      <text:p text:style-name="Standard"><text:s text:c="2"/>inflating: semantic/src/definitions/modules/progress.less <text:s/></text:p>
      <text:p text:style-name="Standard"><text:s text:c="2"/>inflating: semantic/src/definitions/modules/dropdown.less <text:s/></text:p>
      <text:p text:style-name="Standard"><text:s text:c="2"/>inflating: semantic/src/definitions/modules/nag.js <text:s/></text:p>
      <text:p text:style-name="Standard"><text:s text:c="2"/>inflating: semantic/src/definitions/modules/dimmer.js <text:s/></text:p>
      <text:p text:style-name="Standard"><text:s text:c="2"/>inflating: semantic/src/definitions/modules/rating.less <text:s/></text:p>
      <text:p text:style-name="Standard"><text:s text:c="2"/>inflating: semantic/src/definitions/modules/popup.less <text:s/></text:p>
      <text:p text:style-name="Standard"><text:s text:c="2"/>inflating: semantic/src/definitions/modules/shape.less <text:s/></text:p>
      <text:p text:style-name="Standard"><text:s text:c="2"/>inflating: semantic/src/definitions/modules/progress.js <text:s/></text:p>
      <text:p text:style-name="Standard"><text:s text:c="2"/>inflating: semantic/src/definitions/modules/transition.less <text:s/></text:p>
      <text:p text:style-name="Standard"><text:s text:c="2"/>inflating: semantic/src/definitions/modules/sidebar.less <text:s/></text:p>
      <text:p text:style-name="Standard"><text:s text:c="2"/>inflating: semantic/src/definitions/modules/shape.js <text:s/></text:p>
      <text:p text:style-name="Standard"><text:s text:c="2"/>inflating: semantic/src/definitions/modules/tab.less <text:s/></text:p>
      <text:p text:style-name="Standard"><text:s text:c="2"/>inflating: semantic/src/definitions/modules/sidebar.js <text:s/></text:p>
      <text:p text:style-name="Standard"><text:s text:c="2"/>inflating: semantic/src/definitions/modules/nag.less <text:s/></text:p>
      <text:p text:style-name="Standard"><text:s text:c="2"/>inflating: semantic/src/definitions/modules/embed.js <text:s/></text:p>
      <text:p text:style-name="Standard"><text:s text:c="2"/>inflating: semantic/src/definitions/modules/sticky.js <text:s/></text:p>
      <text:p text:style-name="Standard"><text:s text:c="2"/>inflating: semantic/src/definitions/modules/sticky.less <text:s/></text:p>
      <text:p text:style-name="Standard"><text:s text:c="2"/>inflating: semantic/src/definitions/modules/rating.js <text:s/></text:p>
      <text:p text:style-name="Standard"><text:s text:c="3"/>creating: semantic/src/definitions/behaviors/</text:p>
      <text:p text:style-name="Standard"><text:s text:c="2"/>inflating: semantic/src/definitions/behaviors/colorize.js <text:s/></text:p>
      <text:p text:style-name="Standard"><text:s text:c="2"/>inflating: semantic/src/definitions/behaviors/state.js <text:s/></text:p>
      <text:p text:style-name="Standard"><text:s text:c="2"/>inflating: semantic/src/definitions/behaviors/form.js <text:s/></text:p>
      <text:p text:style-name="Standard"><text:s text:c="2"/>inflating: semantic/src/definitions/behaviors/visibility.js <text:s/></text:p>
      <text:p text:style-name="Standard"><text:s text:c="2"/>inflating: semantic/src/definitions/behaviors/api.js <text:s/></text:p>
      <text:p text:style-name="Standard"><text:soft-page-break/><text:s text:c="2"/>inflating: semantic/src/definitions/behaviors/visit.js <text:s/></text:p>
      <text:p text:style-name="Standard"><text:s text:c="3"/>creating: semantic/tasks/</text:p>
      <text:p text:style-name="Standard"><text:s text:c="3"/>creating: semantic/tasks/rtl/</text:p>
      <text:p text:style-name="Standard"><text:s text:c="2"/>inflating: semantic/tasks/rtl/build.js <text:s/></text:p>
      <text:p text:style-name="Standard"><text:s text:c="2"/>inflating: semantic/tasks/rtl/watch.js <text:s/></text:p>
      <text:p text:style-name="Standard"><text:s text:c="3"/>creating: semantic/tasks/build/</text:p>
      <text:p text:style-name="Standard"><text:s text:c="2"/>inflating: semantic/tasks/build/javascript.js <text:s/></text:p>
      <text:p text:style-name="Standard"><text:s text:c="2"/>inflating: semantic/tasks/build/css.js <text:s/></text:p>
      <text:p text:style-name="Standard"><text:s text:c="2"/>inflating: semantic/tasks/build/assets.js <text:s/></text:p>
      <text:p text:style-name="Standard"><text:s text:c="3"/>creating: semantic/tasks/docs/</text:p>
      <text:p text:style-name="Standard"><text:s text:c="2"/>inflating: semantic/tasks/docs/serve.js <text:s/></text:p>
      <text:p text:style-name="Standard"><text:s text:c="2"/>inflating: semantic/tasks/docs/build.js <text:s/></text:p>
      <text:p text:style-name="Standard"><text:s text:c="2"/>inflating: semantic/tasks/docs/metadata.js <text:s/></text:p>
      <text:p text:style-name="Standard"><text:s text:c="2"/>inflating: semantic/tasks/build.js <text:s/></text:p>
      <text:p text:style-name="Standard"><text:s text:c="3"/>creating: semantic/tasks/collections/</text:p>
      <text:p text:style-name="Standard"><text:s text:c="2"/>inflating: semantic/tasks/collections/rtl.js <text:s/></text:p>
      <text:p text:style-name="Standard"><text:s text:c="2"/>inflating: semantic/tasks/collections/build.js <text:s/></text:p>
      <text:p text:style-name="Standard"><text:s text:c="2"/>inflating: semantic/tasks/collections/admin.js <text:s/></text:p>
      <text:p text:style-name="Standard"><text:s text:c="2"/>inflating: semantic/tasks/collections/README.md <text:s/></text:p>
      <text:p text:style-name="Standard"><text:s text:c="2"/>inflating: semantic/tasks/collections/internal.js <text:s/></text:p>
      <text:p text:style-name="Standard"><text:s text:c="3"/>creating: semantic/tasks/admin/</text:p>
      <text:p text:style-name="Standard"><text:s text:c="2"/>inflating: semantic/tasks/admin/publish.js <text:s/></text:p>
      <text:p text:style-name="Standard"><text:s text:c="3"/>creating: semantic/tasks/admin/distributions/</text:p>
      <text:p text:style-name="Standard"><text:s text:c="2"/>inflating: semantic/tasks/admin/distributions/update.js <text:s/></text:p>
      <text:p text:style-name="Standard"><text:s text:c="2"/>inflating: semantic/tasks/admin/distributions/create.js <text:s/></text:p>
      <text:p text:style-name="Standard"><text:s text:c="2"/>inflating: semantic/tasks/admin/distributions/init.js <text:s/></text:p>
      <text:p text:style-name="Standard"><text:s text:c="2"/>inflating: semantic/tasks/admin/release.js <text:s/></text:p>
      <text:p text:style-name="Standard"><text:s text:c="2"/>inflating: semantic/tasks/admin/register.js <text:s/></text:p>
      <text:p text:style-name="Standard"><text:s text:c="3"/>creating: semantic/tasks/admin/components/</text:p>
      <text:p text:style-name="Standard"><text:s text:c="2"/>inflating: semantic/tasks/admin/components/update.js <text:s/></text:p>
      <text:p text:style-name="Standard"><text:s text:c="2"/>inflating: semantic/tasks/admin/components/create.js <text:s/></text:p>
      <text:p text:style-name="Standard"><text:s text:c="2"/>inflating: semantic/tasks/admin/components/init.js <text:s/></text:p>
      <text:p text:style-name="Standard"><text:s text:c="2"/>inflating: semantic/tasks/clean.js <text:s/></text:p>
      <text:p text:style-name="Standard"><text:s text:c="2"/>inflating: semantic/tasks/install.js <text:s/></text:p>
      <text:p text:style-name="Standard"><text:s text:c="3"/>creating: semantic/tasks/config/</text:p>
      <text:p text:style-name="Standard"><text:s text:c="2"/>inflating: semantic/tasks/config/user.js <text:s/></text:p>
      <text:p text:style-name="Standard"><text:s text:c="3"/>creating: semantic/tasks/config/admin/</text:p>
      <text:p text:style-name="Standard"><text:s text:c="2"/>inflating: semantic/tasks/config/admin/github.js <text:s/></text:p>
      <text:p text:style-name="Standard"><text:s text:c="2"/>inflating: semantic/tasks/config/admin/release.js <text:s/></text:p>
      <text:p text:style-name="Standard"><text:s text:c="3"/>creating: semantic/tasks/config/admin/templates/</text:p>
      <text:p text:style-name="Standard"><text:s text:c="2"/>inflating: semantic/tasks/config/admin/templates/css-package.js <text:s/></text:p>
      <text:p text:style-name="Standard"><text:s text:c="2"/>inflating: semantic/tasks/config/admin/templates/composer.json <text:s/></text:p>
      <text:p text:style-name="Standard"><text:s text:c="2"/>inflating: semantic/tasks/config/admin/templates/less-package.js <text:s/></text:p>
      <text:p text:style-name="Standard"><text:s text:c="2"/>inflating: semantic/tasks/config/admin/templates/README.md <text:s/></text:p>
      <text:p text:style-name="Standard"><text:s text:c="2"/>inflating: semantic/tasks/config/admin/templates/package.json <text:s/></text:p>
      <text:p text:style-name="Standard"><text:s text:c="2"/>inflating: semantic/tasks/config/admin/templates/bower.json <text:s/></text:p>
      <text:p text:style-name="Standard"><text:s text:c="2"/>inflating: semantic/tasks/config/admin/templates/component-package.js <text:s/></text:p>
      <text:p text:style-name="Standard"><text:s text:c="2"/>inflating: semantic/tasks/config/admin/oauth.example.js <text:s/></text:p>
      <text:p text:style-name="Standard"><text:s text:c="2"/>inflating: semantic/tasks/config/docs.js <text:s/></text:p>
      <text:p text:style-name="Standard"><text:s text:c="3"/>creating: semantic/tasks/config/npm/</text:p>
      <text:p text:style-name="Standard"><text:s text:c="2"/>inflating: semantic/tasks/config/npm/gulpfile.js <text:s/></text:p>
      <text:p text:style-name="Standard"><text:s text:c="2"/>inflating: semantic/tasks/config/tasks.js <text:s/></text:p>
      <text:p text:style-name="Standard"><text:soft-page-break/><text:s text:c="2"/>inflating: semantic/tasks/config/defaults.js <text:s/></text:p>
      <text:p text:style-name="Standard"><text:s text:c="3"/>creating: semantic/tasks/config/project/</text:p>
      <text:p text:style-name="Standard"><text:s text:c="2"/>inflating: semantic/tasks/config/project/install.js <text:s/></text:p>
      <text:p text:style-name="Standard"><text:s text:c="2"/>inflating: semantic/tasks/config/project/config.js <text:s/></text:p>
      <text:p text:style-name="Standard"><text:s text:c="2"/>inflating: semantic/tasks/config/project/release.js <text:s/></text:p>
      <text:p text:style-name="Standard"><text:s text:c="2"/>inflating: semantic/tasks/version.js <text:s/></text:p>
      <text:p text:style-name="Standard"><text:s text:c="2"/>inflating: semantic/tasks/README.md <text:s/></text:p>
      <text:p text:style-name="Standard"><text:s text:c="2"/>inflating: semantic/tasks/watch.js <text:s/></text:p>
      <text:p text:style-name="Standard"><text:s text:c="2"/>inflating: semantic/tasks/check-install.js <text:s/></text:p>
      <text:p text:style-name="Standard"><text:s text:c="2"/>inflating: semantic/gulpfile.js <text:s text:c="3"/></text:p>
      <text:p text:style-name="Standard">happiiiii@Veronica:~/Documents/vklab/auditpro-web$ </text:p>
      <text:p text:style-name="Standard">happiiiii@Veronica:~/Documents/vklab/auditpro-web$ </text:p>
      <text:p text:style-name="Standard">happiiiii@Veronica:~/Documents/vklab/auditpro-web$ </text:p>
      <text:p text:style-name="Standard">happiiiii@Veronica:~/Documents/vklab/auditpro-web$ </text:p>
      <text:p text:style-name="Standard">happiiiii@Veronica:~/Documents/vklab/auditpro-web$ npm run dev</text:p>
      <text:p text:style-name="Standard"/>
      <text:p text:style-name="Standard">&gt; infrit-auditor-suite-web@0.1.0 dev /home/happiiiii/Documents/vklab/auditpro-web</text:p>
      <text:p text:style-name="Standard">&gt; webpack-dev-server --port 3119 --host 0.0.0.0 --inline --content-base public/</text:p>
      <text:p text:style-name="Standard"/>
      <text:p text:style-name="Standard">Project is running at http://0.0.0.0:3119/</text:p>
      <text:p text:style-name="Standard">webpack output is served from /assets/</text:p>
      <text:p text:style-name="Standard">Content not from webpack is served from /home/happiiiii/Documents/vklab/auditpro-web/public</text:p>
      <text:p text:style-name="Standard">(node:17822) DeprecationWarning: loaderUtils.parseQuery() received a non-string value which can be problematic, see https://github.com/webpack/loader-utils/issues/56</text:p>
      <text:p text:style-name="Standard">parseQuery() will be replaced with getOptions() in the next major version of loader-utils.</text:p>
      <text:p text:style-name="Standard">Hash: ca2d3a2a4d629b4934df</text:p>
      <text:p text:style-name="Standard">Version: webpack 3.12.0</text:p>
      <text:p text:style-name="Standard">Time: 24569ms</text:p>
      <text:p text:style-name="Standard"><text:s text:c="50"/>Asset <text:s text:c="4"/>Size <text:s/>Chunks <text:s text:c="19"/>Chunk Names</text:p>
      <text:p text:style-name="Standard"><text:s text:c="3"/>images/textLogo.393bde5aec36d6bc00479ca775c13077.png <text:s text:c="2"/>161 kB <text:s text:c="9"/>[emitted] <text:s text:c="8"/></text:p>
      <text:p text:style-name="Standard">images/matrix-logo.503e43e2193a7d9efa4eece6f3b4973e.png <text:s text:c="2"/>144 kB <text:s text:c="9"/>[emitted] <text:s text:c="8"/></text:p>
      <text:p text:style-name="Standard"><text:s text:c="46"/>bundle.js <text:s/>7.06 MB <text:s text:c="6"/>0 <text:s/>[emitted] <text:s/>[big] <text:s/>main</text:p>
      <text:p text:style-name="Standard"><text:s text:c="42"/>bundle.js.map <text:s/>7.93 MB <text:s text:c="6"/>0 <text:s/>[emitted] <text:s text:c="8"/>main</text:p>
      <text:p text:style-name="Standard"><text:s text:c="3"/>[0] ./node_modules/react/index.js 190 bytes {0} [built]</text:p>
      <text:p text:style-name="Standard"><text:s text:c="2"/>[12] ./src/app/util.js 2.16 kB {0} [built]</text:p>
      <text:p text:style-name="Standard"><text:s text:c="2"/>[13] ./node_modules/redux/es/index.js 1.08 kB {0} [built]</text:p>
      <text:p text:style-name="Standard"><text:s text:c="2"/>[14] ./node_modules/react-redux/es/index.js 229 bytes {0} [built]</text:p>
      <text:p text:style-name="Standard"><text:s text:c="2"/>[48] ./node_modules/react-dom/index.js 1.36 kB {0} [built]</text:p>
      <text:p text:style-name="Standard"><text:s/>[602] ./src/app/components/AuditDetail.jsx 10.4 kB {0} [built]</text:p>
      <text:p text:style-name="Standard"><text:s/>[632] multi (webpack)-dev-server/client?http://0.0.0.0:3119 ./src/app/index.jsx 40 bytes {0} [built]</text:p>
      <text:p text:style-name="Standard"><text:s/>[633] (webpack)-dev-server/client?http://0.0.0.0:3119 7.93 kB {0} [built]</text:p>
      <text:p text:style-name="Standard"><text:s/>[634] ./node_modules/url/url.js 23.3 kB {0} [built]</text:p>
      <text:p text:style-name="Standard"><text:s/>[640] ./node_modules/strip-ansi/index.js 161 bytes {0} [built]</text:p>
      <text:p text:style-name="Standard"><text:s/>[642] ./node_modules/loglevel/lib/loglevel.js 7.86 kB {0} [built]</text:p>
      <text:p text:style-name="Standard"><text:s/>[643] (webpack)-dev-server/client/socket.js 1.08 kB {0} [built]</text:p>
      <text:p text:style-name="Standard"><text:s/>[645] (webpack)-dev-server/client/overlay.js 3.67 kB {0} [built]</text:p>
      <text:p text:style-name="Standard"><text:s/>[650] (webpack)/hot nonrecursive ^\.\/log$ 170 bytes {0} [built]</text:p>
      <text:p text:style-name="Standard"><text:s/>[654] ./src/app/index.jsx 3.14 kB {0} [built]</text:p>
      <text:p text:style-name="Standard"><text:s text:c="4"/>+ 1266 hidden modules</text:p>
      <text:p text:style-name="Standard"/>
      <text:p text:style-name="Standard">ERROR in ./src/app/index.jsx</text:p>
      <text:p text:style-name="Standard"><text:soft-page-break/>Module not found: Error: Can't resolve 'semantic-ui/dist/semantic.min.css' in '/home/happiiiii/Documents/vklab/auditpro-web/src/app'</text:p>
      <text:p text:style-name="Standard"><text:s/>@ ./src/app/index.jsx 3:0-44</text:p>
      <text:p text:style-name="Standard"><text:s/>@ multi (webpack)-dev-server/client?http://0.0.0.0:3119 ./src/app/index.jsx</text:p>
      <text:p text:style-name="Standard">webpack: Failed to compile.</text:p>
      <text:p text:style-name="Standard">^C</text:p>
      <text:p text:style-name="Standard">happiiiii@Veronica:~/Documents/vklab/auditpro-web$ code .</text:p>
      <text:p text:style-name="Standard">happiiiii@Veronica:~/Documents/vklab/auditpro-web$ npm run dev</text:p>
      <text:p text:style-name="Standard"/>
      <text:p text:style-name="Standard">&gt; infrit-auditor-suite-web@0.1.0 dev /home/happiiiii/Documents/vklab/auditpro-web</text:p>
      <text:p text:style-name="Standard">&gt; webpack-dev-server --port 3119 --host 0.0.0.0 --inline --content-base public/</text:p>
      <text:p text:style-name="Standard"/>
      <text:p text:style-name="Standard">Project is running at http://0.0.0.0:3119/</text:p>
      <text:p text:style-name="Standard">webpack output is served from /assets/</text:p>
      <text:p text:style-name="Standard">Content not from webpack is served from /home/happiiiii/Documents/vklab/auditpro-web/public</text:p>
      <text:p text:style-name="Standard">(node:18115) DeprecationWarning: loaderUtils.parseQuery() received a non-string value which can be problematic, see https://github.com/webpack/loader-utils/issues/56</text:p>
      <text:p text:style-name="Standard">parseQuery() will be replaced with getOptions() in the next major version of loader-utils.</text:p>
      <text:p text:style-name="Standard">Hash: f0ec3cf5eb4f3f1c72df</text:p>
      <text:p text:style-name="Standard">Version: webpack 3.12.0</text:p>
      <text:p text:style-name="Standard">Time: 24449ms</text:p>
      <text:p text:style-name="Standard"><text:s text:c="50"/>Asset <text:s text:c="4"/>Size <text:s/>Chunks <text:s text:c="19"/>Chunk Names</text:p>
      <text:p text:style-name="Standard"><text:s text:c="3"/>images/textLogo.393bde5aec36d6bc00479ca775c13077.png <text:s text:c="2"/>161 kB <text:s text:c="9"/>[emitted] <text:s text:c="8"/></text:p>
      <text:p text:style-name="Standard">images/matrix-logo.503e43e2193a7d9efa4eece6f3b4973e.png <text:s text:c="2"/>144 kB <text:s text:c="9"/>[emitted] <text:s text:c="8"/></text:p>
      <text:p text:style-name="Standard"><text:s text:c="46"/>bundle.js <text:s/>7.06 MB <text:s text:c="6"/>0 <text:s/>[emitted] <text:s/>[big] <text:s/>main</text:p>
      <text:p text:style-name="Standard"><text:s text:c="42"/>bundle.js.map <text:s/>7.93 MB <text:s text:c="6"/>0 <text:s/>[emitted] <text:s text:c="8"/>main</text:p>
      <text:p text:style-name="Standard"><text:s text:c="3"/>[0] ./node_modules/react/index.js 190 bytes {0} [built]</text:p>
      <text:p text:style-name="Standard"><text:s text:c="2"/>[12] ./src/app/util.js 2.16 kB {0} [built]</text:p>
      <text:p text:style-name="Standard"><text:s text:c="2"/>[13] ./node_modules/redux/es/index.js 1.08 kB {0} [built]</text:p>
      <text:p text:style-name="Standard"><text:s text:c="2"/>[14] ./node_modules/react-redux/es/index.js 229 bytes {0} [built]</text:p>
      <text:p text:style-name="Standard"><text:s text:c="2"/>[48] ./node_modules/react-dom/index.js 1.36 kB {0} [built]</text:p>
      <text:p text:style-name="Standard"><text:s/>[602] ./src/app/components/AuditDetail.jsx 10.4 kB {0} [built]</text:p>
      <text:p text:style-name="Standard"><text:s/>[632] multi (webpack)-dev-server/client?http://0.0.0.0:3119 ./src/app/index.jsx 40 bytes {0} [built]</text:p>
      <text:p text:style-name="Standard"><text:s/>[633] (webpack)-dev-server/client?http://0.0.0.0:3119 7.93 kB {0} [built]</text:p>
      <text:p text:style-name="Standard"><text:s/>[634] ./node_modules/url/url.js 23.3 kB {0} [built]</text:p>
      <text:p text:style-name="Standard"><text:s/>[640] ./node_modules/strip-ansi/index.js 161 bytes {0} [built]</text:p>
      <text:p text:style-name="Standard"><text:s/>[642] ./node_modules/loglevel/lib/loglevel.js 7.86 kB {0} [built]</text:p>
      <text:p text:style-name="Standard"><text:s/>[643] (webpack)-dev-server/client/socket.js 1.08 kB {0} [built]</text:p>
      <text:p text:style-name="Standard"><text:s/>[645] (webpack)-dev-server/client/overlay.js 3.67 kB {0} [built]</text:p>
      <text:p text:style-name="Standard"><text:s/>[650] (webpack)/hot nonrecursive ^\.\/log$ 170 bytes {0} [built]</text:p>
      <text:p text:style-name="Standard"><text:s/>[654] ./src/app/index.jsx 3.14 kB {0} [built]</text:p>
      <text:p text:style-name="Standard"><text:s text:c="4"/>+ 1266 hidden modules</text:p>
      <text:p text:style-name="Standard">webpack: Compiled successfully.</text:p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03T17:47:23.150452952</meta:creation-date>
    <dc:date>2019-12-03T23:41:54.349101596</dc:date>
    <meta:editing-duration>PT1H15M50S</meta:editing-duration>
    <meta:editing-cycles>1</meta:editing-cycles>
    <meta:document-statistic meta:table-count="0" meta:image-count="0" meta:object-count="0" meta:page-count="14" meta:paragraph-count="709" meta:word-count="2225" meta:character-count="42042" meta:non-whitespace-character-count="37622"/>
    <meta:generator>LibreOffice/6.3.3.2$Linux_X86_64 LibreOffice_project/30$Build-2</meta:generator>
  </office:meta>
</office:document-meta>
</file>